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8.64pt"/>
    </style:style>
    <style:style style:name="co2" style:family="table-column">
      <style:table-column-properties fo:break-before="auto" style:column-width="156.7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231.14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6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/>
    </style:style>
    <style:style style:name="ce2" style:family="table-cell" style:parent-style-name="Default">
      <style:table-cell-properties fo:background-color="#00ff66"/>
      <style:text-properties fo:color="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bilene Christian</text:p>
          </table:table-cell>
          <table:table-cell table:style-name="ce3" table:formula="of:=VLOOKUP([.B1];[.$A$1:.$A$101];1; )" office:value-type="string" office:string-value="" calcext:value-type="error">
            <text:p>#N/A</text:p>
          </table:table-cell>
          <table:table-cell office:value-type="string" calcext:value-type="string">
            <text:p>SCHEDULE_TEAMS_TO_ADD</text:p>
          </table:table-cell>
          <table:table-cell office:value-type="string" calcext:value-type="string">
            <text:p>SPREAD_TEAMS_TO_ADD</text:p>
          </table:table-cell>
          <table:table-cell/>
        </table:table-row>
        <table:table-row table:style-name="ro1">
          <table:table-cell office:value-type="string" calcext:value-type="string">
            <text:p>Appalachian State</text:p>
          </table:table-cell>
          <table:table-cell office:value-type="string" calcext:value-type="string">
            <text:p>Alabama</text:p>
          </table:table-cell>
          <table:table-cell table:style-name="ce3" table:formula="of:=VLOOKUP([.B2];[.$A$1:.$A$101];1; )" office:value-type="string" office:string-value="Alabama" calcext:value-type="string">
            <text:p>Alabama</text:p>
          </table:table-cell>
          <table:table-cell table:style-name="ce4" office:value-type="string" calcext:value-type="string">
            <text:p>CSU Bakersfield</text:p>
          </table:table-cell>
          <table:table-cell table:style-name="ce2" office:value-type="string" calcext:value-type="string">
            <text:p>CS Bakersfield</text:p>
          </table:table-cell>
          <table:table-cell table:formula="of:=&quot;INSERT INTO ncaa_basketball.TEAM(SCHEDULE_NAME, SPREAD_NAME) VALUES ('&quot;&amp;[.D2]&amp;&quot;' ,'&quot;&amp;[.E2]&amp;&quot;'  );&quot;" office:value-type="string" office:string-value="INSERT INTO ncaa_basketball.TEAM(SCHEDULE_NAME, SPREAD_NAME) VALUES ('CSU Bakersfield' ,'CS Bakersfield'  );" calcext:value-type="string">
            <text:p>INSERT INTO ncaa_basketball.TEAM(SCHEDULE_NAME, SPREAD_NAME) VALUES ('CSU Bakersfield' ,'CS Bakersfield' <text:s/>);</text:p>
          </table:table-cell>
        </table:table-row>
        <table:table-row table:style-name="ro1">
          <table:table-cell office:value-type="string" calcext:value-type="string">
            <text:p>Ball State</text:p>
          </table:table-cell>
          <table:table-cell office:value-type="string" calcext:value-type="string">
            <text:p>Appalachian State</text:p>
          </table:table-cell>
          <table:table-cell table:style-name="ce3" table:formula="of:=VLOOKUP([.B3];[.$A$1:.$A$101];1; )" office:value-type="string" office:string-value="Appalachian State" calcext:value-type="string">
            <text:p>Appalachian State</text:p>
          </table:table-cell>
          <table:table-cell table:style-name="ce4" office:value-type="string" calcext:value-type="string">
            <text:p>Central Ark.</text:p>
          </table:table-cell>
          <table:table-cell table:style-name="ce2" office:value-type="string" calcext:value-type="string">
            <text:p>Central Arkansas</text:p>
          </table:table-cell>
          <table:table-cell table:formula="of:=&quot;INSERT INTO ncaa_basketball.TEAM(SCHEDULE_NAME, SPREAD_NAME) VALUES ('&quot;&amp;[.D3]&amp;&quot;' ,'&quot;&amp;[.E3]&amp;&quot;'  );&quot;" office:value-type="string" office:string-value="INSERT INTO ncaa_basketball.TEAM(SCHEDULE_NAME, SPREAD_NAME) VALUES ('Central Ark.' ,'Central Arkansas'  );" calcext:value-type="string">
            <text:p>INSERT INTO ncaa_basketball.TEAM(SCHEDULE_NAME, SPREAD_NAME) VALUES ('Central Ark.' ,'Central Arkansas' <text:s/>);</text:p>
          </table:table-cell>
        </table:table-row>
        <table:table-row table:style-name="ro1">
          <table:table-cell office:value-type="string" calcext:value-type="string">
            <text:p>Belmont</text:p>
          </table:table-cell>
          <table:table-cell office:value-type="string" calcext:value-type="string">
            <text:p>BYU</text:p>
          </table:table-cell>
          <table:table-cell table:style-name="ce3" table:formula="of:=VLOOKUP([.B4];[.$A$1:.$A$101];1; )" office:value-type="string" office:string-value="BYU" calcext:value-type="string">
            <text:p>BYU</text:p>
          </table:table-cell>
          <table:table-cell table:style-name="ce4" office:value-type="string" calcext:value-type="string">
            <text:p>Denver</text:p>
          </table:table-cell>
          <table:table-cell table:style-name="ce2" office:value-type="string" calcext:value-type="string">
            <text:p>Denver</text:p>
          </table:table-cell>
          <table:table-cell table:formula="of:=&quot;INSERT INTO ncaa_basketball.TEAM(SCHEDULE_NAME, SPREAD_NAME) VALUES ('&quot;&amp;[.D4]&amp;&quot;' ,'&quot;&amp;[.E4]&amp;&quot;'  );&quot;" office:value-type="string" office:string-value="INSERT INTO ncaa_basketball.TEAM(SCHEDULE_NAME, SPREAD_NAME) VALUES ('Denver' ,'Denver'  );" calcext:value-type="string">
            <text:p>INSERT INTO ncaa_basketball.TEAM(SCHEDULE_NAME, SPREAD_NAME) VALUES ('Denver' ,'Denver' <text:s/>);</text:p>
          </table:table-cell>
        </table:table-row>
        <table:table-row table:style-name="ro1">
          <table:table-cell office:value-type="string" calcext:value-type="string">
            <text:p>Bradley</text:p>
          </table:table-cell>
          <table:table-cell office:value-type="string" calcext:value-type="string">
            <text:p>Ball State</text:p>
          </table:table-cell>
          <table:table-cell table:style-name="ce3" table:formula="of:=VLOOKUP([.B5];[.$A$1:.$A$101];1; )" office:value-type="string" office:string-value="Ball State" calcext:value-type="string">
            <text:p>Ball State</text:p>
          </table:table-cell>
          <table:table-cell table:style-name="ce4" office:value-type="string" calcext:value-type="string">
            <text:p>Detroit Mercy</text:p>
          </table:table-cell>
          <table:table-cell table:style-name="ce2" office:value-type="string" calcext:value-type="string">
            <text:p>Detroit Mercy</text:p>
          </table:table-cell>
          <table:table-cell table:formula="of:=&quot;INSERT INTO ncaa_basketball.TEAM(SCHEDULE_NAME, SPREAD_NAME) VALUES ('&quot;&amp;[.D5]&amp;&quot;' ,'&quot;&amp;[.E5]&amp;&quot;'  );&quot;" office:value-type="string" office:string-value="INSERT INTO ncaa_basketball.TEAM(SCHEDULE_NAME, SPREAD_NAME) VALUES ('Detroit Mercy' ,'Detroit Mercy'  );" calcext:value-type="string">
            <text:p>INSERT INTO ncaa_basketball.TEAM(SCHEDULE_NAME, SPREAD_NAME) VALUES ('Detroit Mercy' ,'Detroit Mercy' <text:s/>);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Belmont</text:p>
          </table:table-cell>
          <table:table-cell table:style-name="ce3" table:formula="of:=VLOOKUP([.B6];[.$A$1:.$A$101];1; )" office:value-type="string" office:string-value="Belmont" calcext:value-type="string">
            <text:p>Belmont</text:p>
          </table:table-cell>
          <table:table-cell table:style-name="ce4" office:value-type="string" calcext:value-type="string">
            <text:p>Hartford</text:p>
          </table:table-cell>
          <table:table-cell table:style-name="ce2" office:value-type="string" calcext:value-type="string">
            <text:p>Hartford</text:p>
          </table:table-cell>
          <table:table-cell table:formula="of:=&quot;INSERT INTO ncaa_basketball.TEAM(SCHEDULE_NAME, SPREAD_NAME) VALUES ('&quot;&amp;[.D6]&amp;&quot;' ,'&quot;&amp;[.E6]&amp;&quot;'  );&quot;" office:value-type="string" office:string-value="INSERT INTO ncaa_basketball.TEAM(SCHEDULE_NAME, SPREAD_NAME) VALUES ('Hartford' ,'Hartford'  );" calcext:value-type="string">
            <text:p>INSERT INTO ncaa_basketball.TEAM(SCHEDULE_NAME, SPREAD_NAME) VALUES ('Hartford' ,'Hartford' <text:s/>);</text:p>
          </table:table-cell>
        </table:table-row>
        <table:table-row table:style-name="ro1">
          <table:table-cell office:value-type="string" calcext:value-type="string">
            <text:p>BYU</text:p>
          </table:table-cell>
          <table:table-cell office:value-type="string" calcext:value-type="string">
            <text:p>Bowling Green State</text:p>
          </table:table-cell>
          <table:table-cell table:style-name="ce3" table:formula="of:=VLOOKUP([.B7];[.$A$1:.$A$101];1; )" office:value-type="string" office:string-value="" calcext:value-type="error">
            <text:p>#N/A</text:p>
          </table:table-cell>
          <table:table-cell table:style-name="ce4" office:value-type="string" calcext:value-type="string">
            <text:p>Lipscomb</text:p>
          </table:table-cell>
          <table:table-cell table:style-name="ce2" office:value-type="string" calcext:value-type="string">
            <text:p>Lipscomb</text:p>
          </table:table-cell>
          <table:table-cell table:formula="of:=&quot;INSERT INTO ncaa_basketball.TEAM(SCHEDULE_NAME, SPREAD_NAME) VALUES ('&quot;&amp;[.D7]&amp;&quot;' ,'&quot;&amp;[.E7]&amp;&quot;'  );&quot;" office:value-type="string" office:string-value="INSERT INTO ncaa_basketball.TEAM(SCHEDULE_NAME, SPREAD_NAME) VALUES ('Lipscomb' ,'Lipscomb'  );" calcext:value-type="string">
            <text:p>INSERT INTO ncaa_basketball.TEAM(SCHEDULE_NAME, SPREAD_NAME) VALUES ('Lipscomb' ,'Lipscomb' <text:s/>);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S Bakersfield</text:p>
          </table:table-cell>
          <table:table-cell table:style-name="ce3" table:formula="of:=VLOOKUP([.B8];[.$A$1:.$A$101];1; )" office:value-type="string" office:string-value="" calcext:value-type="error">
            <text:p>#N/A</text:p>
          </table:table-cell>
          <table:table-cell table:style-name="ce4" office:value-type="string" calcext:value-type="string">
            <text:p>Mississippi Val.</text:p>
          </table:table-cell>
          <table:table-cell table:style-name="ce2" office:value-type="string" calcext:value-type="string">
            <text:p>Mississippi Valley St.</text:p>
          </table:table-cell>
          <table:table-cell table:formula="of:=&quot;INSERT INTO ncaa_basketball.TEAM(SCHEDULE_NAME, SPREAD_NAME) VALUES ('&quot;&amp;[.D8]&amp;&quot;' ,'&quot;&amp;[.E8]&amp;&quot;'  );&quot;" office:value-type="string" office:string-value="INSERT INTO ncaa_basketball.TEAM(SCHEDULE_NAME, SPREAD_NAME) VALUES ('Mississippi Val.' ,'Mississippi Valley St.'  );" calcext:value-type="string">
            <text:p>INSERT INTO ncaa_basketball.TEAM(SCHEDULE_NAME, SPREAD_NAME) VALUES ('Mississippi Val.' ,'Mississippi Valley St.' <text:s/>);</text:p>
          </table:table-cell>
        </table:table-row>
        <table:table-row table:style-name="ro1">
          <table:table-cell office:value-type="string" calcext:value-type="string">
            <text:p>Canisius</text:p>
          </table:table-cell>
          <table:table-cell office:value-type="string" calcext:value-type="string">
            <text:p>CS Fullerton</text:p>
          </table:table-cell>
          <table:table-cell table:style-name="ce3" table:formula="of:=VLOOKUP([.B9];[.$A$1:.$A$101];1; )" office:value-type="string" office:string-value="CS Fullerton" calcext:value-type="string">
            <text:p>CS Fullerton</text:p>
          </table:table-cell>
          <table:table-cell table:style-name="ce4" office:value-type="string" calcext:value-type="string">
            <text:p>Ohio St.</text:p>
          </table:table-cell>
          <table:table-cell table:style-name="ce2" office:value-type="string" calcext:value-type="string">
            <text:p>Ohio State</text:p>
          </table:table-cell>
          <table:table-cell table:formula="of:=&quot;INSERT INTO ncaa_basketball.TEAM(SCHEDULE_NAME, SPREAD_NAME) VALUES ('&quot;&amp;[.D9]&amp;&quot;' ,'&quot;&amp;[.E9]&amp;&quot;'  );&quot;" office:value-type="string" office:string-value="INSERT INTO ncaa_basketball.TEAM(SCHEDULE_NAME, SPREAD_NAME) VALUES ('Ohio St.' ,'Ohio State'  );" calcext:value-type="string">
            <text:p>INSERT INTO ncaa_basketball.TEAM(SCHEDULE_NAME, SPREAD_NAME) VALUES ('Ohio St.' ,'Ohio State' <text:s/>);</text:p>
          </table:table-cell>
        </table:table-row>
        <table:table-row table:style-name="ro1">
          <table:table-cell office:value-type="string" calcext:value-type="string">
            <text:p>Central Michigan</text:p>
          </table:table-cell>
          <table:table-cell office:value-type="string" calcext:value-type="string">
            <text:p>California</text:p>
          </table:table-cell>
          <table:table-cell table:style-name="ce3" table:formula="of:=VLOOKUP([.B10];[.$A$1:.$A$101];1; )" office:value-type="string" office:string-value="California" calcext:value-type="string">
            <text:p>California</text:p>
          </table:table-cell>
          <table:table-cell table:style-name="ce4" office:value-type="string" calcext:value-type="string">
            <text:p>Oral Roberts</text:p>
          </table:table-cell>
          <table:table-cell table:style-name="ce2" office:value-type="string" calcext:value-type="string">
            <text:p>Oral Roberts</text:p>
          </table:table-cell>
          <table:table-cell table:formula="of:=&quot;INSERT INTO ncaa_basketball.TEAM(SCHEDULE_NAME, SPREAD_NAME) VALUES ('&quot;&amp;[.D10]&amp;&quot;' ,'&quot;&amp;[.E10]&amp;&quot;'  );&quot;" office:value-type="string" office:string-value="INSERT INTO ncaa_basketball.TEAM(SCHEDULE_NAME, SPREAD_NAME) VALUES ('Oral Roberts' ,'Oral Roberts'  );" calcext:value-type="string">
            <text:p>INSERT INTO ncaa_basketball.TEAM(SCHEDULE_NAME, SPREAD_NAME) VALUES ('Oral Roberts' ,'Oral Roberts' <text:s/>);</text:p>
          </table:table-cell>
        </table:table-row>
        <table:table-row table:style-name="ro1">
          <table:table-cell office:value-type="string" calcext:value-type="string">
            <text:p>Coastal Carolina</text:p>
          </table:table-cell>
          <table:table-cell office:value-type="string" calcext:value-type="string">
            <text:p>Central Arkansas</text:p>
          </table:table-cell>
          <table:table-cell table:style-name="ce3" table:formula="of:=VLOOKUP([.B11];[.$A$1:.$A$101];1; )" office:value-type="string" office:string-value="" calcext:value-type="error">
            <text:p>#N/A</text:p>
          </table:table-cell>
          <table:table-cell table:style-name="ce4" office:value-type="string" calcext:value-type="string">
            <text:p>Saint Joseph&amp;#039;s</text:p>
          </table:table-cell>
          <table:table-cell table:style-name="ce2" office:value-type="string" calcext:value-type="string">
            <text:p>St. Josephs (PA)</text:p>
          </table:table-cell>
          <table:table-cell table:formula="of:=&quot;INSERT INTO ncaa_basketball.TEAM(SCHEDULE_NAME, SPREAD_NAME) VALUES ('&quot;&amp;[.D11]&amp;&quot;' ,'&quot;&amp;[.E11]&amp;&quot;'  );&quot;" office:value-type="string" office:string-value="INSERT INTO ncaa_basketball.TEAM(SCHEDULE_NAME, SPREAD_NAME) VALUES ('Saint Joseph&amp;#039;s' ,'St. Josephs (PA)'  );" calcext:value-type="string">
            <text:p>INSERT INTO ncaa_basketball.TEAM(SCHEDULE_NAME, SPREAD_NAME) VALUES ('Saint Joseph&amp;#039;s' ,'St. Josephs (PA)' <text:s/>);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Central Florida</text:p>
          </table:table-cell>
          <table:table-cell table:style-name="ce3" table:formula="of:=VLOOKUP([.B12];[.$A$1:.$A$101];1; )" office:value-type="string" office:string-value="Central Florida" calcext:value-type="string">
            <text:p>Central Florida</text:p>
          </table:table-cell>
          <table:table-cell table:style-name="ce4" office:value-type="string" calcext:value-type="string">
            <text:p>Texas A&amp;amp;M</text:p>
          </table:table-cell>
          <table:table-cell table:style-name="ce2" office:value-type="string" calcext:value-type="string">
            <text:p>Texas AM</text:p>
          </table:table-cell>
          <table:table-cell table:formula="of:=&quot;INSERT INTO ncaa_basketball.TEAM(SCHEDULE_NAME, SPREAD_NAME) VALUES ('&quot;&amp;[.D12]&amp;&quot;' ,'&quot;&amp;[.E12]&amp;&quot;'  );&quot;" office:value-type="string" office:string-value="INSERT INTO ncaa_basketball.TEAM(SCHEDULE_NAME, SPREAD_NAME) VALUES ('Texas A&amp;amp;M' ,'Texas AM'  );" calcext:value-type="string">
            <text:p>INSERT INTO ncaa_basketball.TEAM(SCHEDULE_NAME, SPREAD_NAME) VALUES ('Texas A&amp;amp;M' ,'Texas AM' <text:s/>);</text:p>
          </table:table-cell>
        </table:table-row>
        <table:table-row table:style-name="ro1">
          <table:table-cell office:value-type="string" calcext:value-type="string">
            <text:p>Cornell</text:p>
          </table:table-cell>
          <table:table-cell office:value-type="string" calcext:value-type="string">
            <text:p>Central Michigan</text:p>
          </table:table-cell>
          <table:table-cell table:style-name="ce3" table:formula="of:=VLOOKUP([.B13];[.$A$1:.$A$101];1; )" office:value-type="string" office:string-value="Central Michigan" calcext:value-type="string">
            <text:p>Central Michigan</text:p>
          </table:table-cell>
          <table:table-cell table:style-name="ce4" office:value-type="string" calcext:value-type="string">
            <text:p>UIC</text:p>
          </table:table-cell>
          <table:table-cell table:style-name="ce2" office:value-type="string" calcext:value-type="string">
            <text:p>UC Irvine</text:p>
          </table:table-cell>
          <table:table-cell table:formula="of:=&quot;INSERT INTO ncaa_basketball.TEAM(SCHEDULE_NAME, SPREAD_NAME) VALUES ('&quot;&amp;[.D13]&amp;&quot;' ,'&quot;&amp;[.E13]&amp;&quot;'  );&quot;" office:value-type="string" office:string-value="INSERT INTO ncaa_basketball.TEAM(SCHEDULE_NAME, SPREAD_NAME) VALUES ('UIC' ,'UC Irvine'  );" calcext:value-type="string">
            <text:p>INSERT INTO ncaa_basketball.TEAM(SCHEDULE_NAME, SPREAD_NAME) VALUES ('UIC' ,'UC Irvine' <text:s/>);</text:p>
          </table:table-cell>
        </table:table-row>
        <table:table-row table:style-name="ro1">
          <table:table-cell office:value-type="string" calcext:value-type="string">
            <text:p>Creighton</text:p>
          </table:table-cell>
          <table:table-cell office:value-type="string" calcext:value-type="string">
            <text:p>Connecticut</text:p>
          </table:table-cell>
          <table:table-cell table:style-name="ce3" table:formula="of:=VLOOKUP([.B14];[.$A$1:.$A$101];1; )" office:value-type="string" office:string-value="" calcext:value-type="error">
            <text:p>#N/A</text:p>
          </table:table-cell>
          <table:table-cell table:style-name="ce4" office:value-type="string" calcext:value-type="string">
            <text:p>William &amp;amp; Mary</text:p>
          </table:table-cell>
          <table:table-cell table:style-name="ce2" office:value-type="string" calcext:value-type="string">
            <text:p>William Mary</text:p>
          </table:table-cell>
          <table:table-cell table:formula="of:=&quot;INSERT INTO ncaa_basketball.TEAM(SCHEDULE_NAME, SPREAD_NAME) VALUES ('&quot;&amp;[.D14]&amp;&quot;' ,'&quot;&amp;[.E14]&amp;&quot;'  );&quot;" office:value-type="string" office:string-value="INSERT INTO ncaa_basketball.TEAM(SCHEDULE_NAME, SPREAD_NAME) VALUES ('William &amp;amp; Mary' ,'William Mary'  );" calcext:value-type="string">
            <text:p>INSERT INTO ncaa_basketball.TEAM(SCHEDULE_NAME, SPREAD_NAME) VALUES ('William &amp;amp; Mary' ,'William Mary' <text:s/>);</text:p>
          </table:table-cell>
        </table:table-row>
        <table:table-row table:style-name="ro1">
          <table:table-cell office:value-type="string" calcext:value-type="string">
            <text:p>CS Fullerton</text:p>
          </table:table-cell>
          <table:table-cell office:value-type="string" calcext:value-type="string">
            <text:p>Cornell</text:p>
          </table:table-cell>
          <table:table-cell table:style-name="ce3" table:formula="of:=VLOOKUP([.B15];[.$A$1:.$A$101];1; )" office:value-type="string" office:string-value="Cornell" calcext:value-type="string">
            <text:p>Cornell</text:p>
          </table:table-cell>
          <table:table-cell table:style-name="ce5" office:value-type="string" calcext:value-type="string">
            <text:p>Alabama A&amp;amp;M</text:p>
          </table:table-cell>
          <table:table-cell table:style-name="ce2" office:value-type="string" calcext:value-type="string">
            <text:p>Alabama AM</text:p>
          </table:table-cell>
          <table:table-cell table:formula="of:=&quot;INSERT INTO ncaa_basketball.TEAM(SCHEDULE_NAME, SPREAD_NAME) VALUES ('&quot;&amp;[.D15]&amp;&quot;' ,'&quot;&amp;[.E15]&amp;&quot;'  );&quot;" office:value-type="string" office:string-value="INSERT INTO ncaa_basketball.TEAM(SCHEDULE_NAME, SPREAD_NAME) VALUES ('Alabama A&amp;amp;M' ,'Alabama AM'  );" calcext:value-type="string">
            <text:p>INSERT INTO ncaa_basketball.TEAM(SCHEDULE_NAME, SPREAD_NAME) VALUES ('Alabama A&amp;amp;M' ,'Alabama AM' <text:s/>);</text:p>
          </table:table-cell>
        </table:table-row>
        <table:table-row table:style-name="ro1">
          <table:table-cell office:value-type="string" calcext:value-type="string">
            <text:p>CS Northridge</text:p>
          </table:table-cell>
          <table:table-cell office:value-type="string" calcext:value-type="string">
            <text:p>Creighton</text:p>
          </table:table-cell>
          <table:table-cell table:style-name="ce3" table:formula="of:=VLOOKUP([.B16];[.$A$1:.$A$101];1; )" office:value-type="string" office:string-value="Creighton" calcext:value-type="string">
            <text:p>Creighton</text:p>
          </table:table-cell>
          <table:table-cell table:style-name="ce5" office:value-type="string" calcext:value-type="string">
            <text:p>Albany</text:p>
          </table:table-cell>
          <table:table-cell table:style-name="ce2" office:value-type="string" calcext:value-type="string">
            <text:p>Albany</text:p>
          </table:table-cell>
          <table:table-cell table:formula="of:=&quot;INSERT INTO ncaa_basketball.TEAM(SCHEDULE_NAME, SPREAD_NAME) VALUES ('&quot;&amp;[.D16]&amp;&quot;' ,'&quot;&amp;[.E16]&amp;&quot;'  );&quot;" office:value-type="string" office:string-value="INSERT INTO ncaa_basketball.TEAM(SCHEDULE_NAME, SPREAD_NAME) VALUES ('Albany' ,'Albany'  );" calcext:value-type="string">
            <text:p>INSERT INTO ncaa_basketball.TEAM(SCHEDULE_NAME, SPREAD_NAME) VALUES ('Albany' ,'Albany' <text:s/>);</text:p>
          </table:table-cell>
        </table:table-row>
        <table:table-row table:style-name="ro1">
          <table:table-cell table:number-columns-repeated="2" office:value-type="string" calcext:value-type="string">
            <text:p>Davidson</text:p>
          </table:table-cell>
          <table:table-cell table:style-name="ce3" table:formula="of:=VLOOKUP([.B17];[.$A$1:.$A$101];1; )" office:value-type="string" office:string-value="Davidson" calcext:value-type="string">
            <text:p>Davidson</text:p>
          </table:table-cell>
          <table:table-cell table:style-name="ce5" office:value-type="string" calcext:value-type="string">
            <text:p>Ark.-Pine Bluff</text:p>
          </table:table-cell>
          <table:table-cell table:style-name="ce2" office:value-type="string" calcext:value-type="string">
            <text:p>Arkansas-Pine Bluff</text:p>
          </table:table-cell>
          <table:table-cell table:formula="of:=&quot;INSERT INTO ncaa_basketball.TEAM(SCHEDULE_NAME, SPREAD_NAME) VALUES ('&quot;&amp;[.D17]&amp;&quot;' ,'&quot;&amp;[.E17]&amp;&quot;'  );&quot;" office:value-type="string" office:string-value="INSERT INTO ncaa_basketball.TEAM(SCHEDULE_NAME, SPREAD_NAME) VALUES ('Ark.-Pine Bluff' ,'Arkansas-Pine Bluff'  );" calcext:value-type="string">
            <text:p>INSERT INTO ncaa_basketball.TEAM(SCHEDULE_NAME, SPREAD_NAME) VALUES ('Ark.-Pine Bluff' ,'Arkansas-Pine Bluff' <text:s/>);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ePaul</text:p>
          </table:table-cell>
          <table:table-cell table:style-name="ce3" table:formula="of:=VLOOKUP([.B18];[.$A$1:.$A$101];1; )" office:value-type="string" office:string-value="Depaul" calcext:value-type="string">
            <text:p>Depaul</text:p>
          </table:table-cell>
          <table:table-cell table:style-name="ce5" office:value-type="string" calcext:value-type="string">
            <text:p>Army West Point</text:p>
          </table:table-cell>
          <table:table-cell table:style-name="ce2" office:value-type="string" calcext:value-type="string">
            <text:p>Army</text:p>
          </table:table-cell>
          <table:table-cell table:formula="of:=&quot;INSERT INTO ncaa_basketball.TEAM(SCHEDULE_NAME, SPREAD_NAME) VALUES ('&quot;&amp;[.D18]&amp;&quot;' ,'&quot;&amp;[.E18]&amp;&quot;'  );&quot;" office:value-type="string" office:string-value="INSERT INTO ncaa_basketball.TEAM(SCHEDULE_NAME, SPREAD_NAME) VALUES ('Army West Point' ,'Army'  );" calcext:value-type="string">
            <text:p>INSERT INTO ncaa_basketball.TEAM(SCHEDULE_NAME, SPREAD_NAME) VALUES ('Army West Point' ,'Army' <text:s/>);</text:p>
          </table:table-cell>
        </table:table-row>
        <table:table-row table:style-name="ro1">
          <table:table-cell office:value-type="string" calcext:value-type="string">
            <text:p>Depaul</text:p>
          </table:table-cell>
          <table:table-cell office:value-type="string" calcext:value-type="string">
            <text:p>Delaware</text:p>
          </table:table-cell>
          <table:table-cell table:style-name="ce3" table:formula="of:=VLOOKUP([.B19];[.$A$1:.$A$101];1; )" office:value-type="string" office:string-value="Delaware" calcext:value-type="string">
            <text:p>Delaware</text:p>
          </table:table-cell>
          <table:table-cell table:style-name="ce5" office:value-type="string" calcext:value-type="string">
            <text:p>High Point</text:p>
          </table:table-cell>
          <table:table-cell table:style-name="ce2" office:value-type="string" calcext:value-type="string">
            <text:p>High Point</text:p>
          </table:table-cell>
          <table:table-cell table:formula="of:=&quot;INSERT INTO ncaa_basketball.TEAM(SCHEDULE_NAME, SPREAD_NAME) VALUES ('&quot;&amp;[.D19]&amp;&quot;' ,'&quot;&amp;[.E19]&amp;&quot;'  );&quot;" office:value-type="string" office:string-value="INSERT INTO ncaa_basketball.TEAM(SCHEDULE_NAME, SPREAD_NAME) VALUES ('High Point' ,'High Point'  );" calcext:value-type="string">
            <text:p>INSERT INTO ncaa_basketball.TEAM(SCHEDULE_NAME, SPREAD_NAME) VALUES ('High Point' ,'High Point' <text:s/>);</text:p>
          </table:table-cell>
        </table:table-row>
        <table:table-row table:style-name="ro1">
          <table:table-cell office:value-type="string" calcext:value-type="string">
            <text:p>Drake</text:p>
          </table:table-cell>
          <table:table-cell office:value-type="string" calcext:value-type="string">
            <text:p>Denver</text:p>
          </table:table-cell>
          <table:table-cell table:style-name="ce3" table:formula="of:=VLOOKUP([.B20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Houston Baptist</text:p>
          </table:table-cell>
          <table:table-cell table:style-name="ce2" office:value-type="string" calcext:value-type="string">
            <text:p>Houston Baptist</text:p>
          </table:table-cell>
          <table:table-cell table:formula="of:=&quot;INSERT INTO ncaa_basketball.TEAM(SCHEDULE_NAME, SPREAD_NAME) VALUES ('&quot;&amp;[.D20]&amp;&quot;' ,'&quot;&amp;[.E20]&amp;&quot;'  );&quot;" office:value-type="string" office:string-value="INSERT INTO ncaa_basketball.TEAM(SCHEDULE_NAME, SPREAD_NAME) VALUES ('Houston Baptist' ,'Houston Baptist'  );" calcext:value-type="string">
            <text:p>INSERT INTO ncaa_basketball.TEAM(SCHEDULE_NAME, SPREAD_NAME) VALUES ('Houston Baptist' ,'Houston Baptist' <text:s/>);</text:p>
          </table:table-cell>
        </table:table-row>
        <table:table-row table:style-name="ro1">
          <table:table-cell office:value-type="string" calcext:value-type="string">
            <text:p>Drexel</text:p>
          </table:table-cell>
          <table:table-cell office:value-type="string" calcext:value-type="string">
            <text:p>Detroit Mercy</text:p>
          </table:table-cell>
          <table:table-cell table:style-name="ce3" table:formula="of:=VLOOKUP([.B21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Jacksonville</text:p>
          </table:table-cell>
          <table:table-cell table:style-name="ce2" office:value-type="string" calcext:value-type="string">
            <text:p>Jacksonville</text:p>
          </table:table-cell>
          <table:table-cell table:formula="of:=&quot;INSERT INTO ncaa_basketball.TEAM(SCHEDULE_NAME, SPREAD_NAME) VALUES ('&quot;&amp;[.D21]&amp;&quot;' ,'&quot;&amp;[.E21]&amp;&quot;'  );&quot;" office:value-type="string" office:string-value="INSERT INTO ncaa_basketball.TEAM(SCHEDULE_NAME, SPREAD_NAME) VALUES ('Jacksonville' ,'Jacksonville'  );" calcext:value-type="string">
            <text:p>INSERT INTO ncaa_basketball.TEAM(SCHEDULE_NAME, SPREAD_NAME) VALUES ('Jacksonville' ,'Jacksonville' <text:s/>);</text:p>
          </table:table-cell>
        </table:table-row>
        <table:table-row table:style-name="ro1">
          <table:table-cell office:value-type="string" calcext:value-type="string">
            <text:p>Duquesne</text:p>
          </table:table-cell>
          <table:table-cell office:value-type="string" calcext:value-type="string">
            <text:p>Fresno State</text:p>
          </table:table-cell>
          <table:table-cell table:style-name="ce3" table:formula="of:=VLOOKUP([.B22];[.$A$1:.$A$101];1; )" office:value-type="string" office:string-value="Fresno State" calcext:value-type="string">
            <text:p>Fresno State</text:p>
          </table:table-cell>
          <table:table-cell table:style-name="ce5" office:value-type="string" calcext:value-type="string">
            <text:p>Kennesaw State</text:p>
          </table:table-cell>
          <table:table-cell table:style-name="ce2" office:value-type="string" calcext:value-type="string">
            <text:p>Kennesaw State</text:p>
          </table:table-cell>
          <table:table-cell table:formula="of:=&quot;INSERT INTO ncaa_basketball.TEAM(SCHEDULE_NAME, SPREAD_NAME) VALUES ('&quot;&amp;[.D22]&amp;&quot;' ,'&quot;&amp;[.E22]&amp;&quot;'  );&quot;" office:value-type="string" office:string-value="INSERT INTO ncaa_basketball.TEAM(SCHEDULE_NAME, SPREAD_NAME) VALUES ('Kennesaw State' ,'Kennesaw State'  );" calcext:value-type="string">
            <text:p>INSERT INTO ncaa_basketball.TEAM(SCHEDULE_NAME, SPREAD_NAME) VALUES ('Kennesaw State' ,'Kennesaw State' <text:s/>);</text:p>
          </table:table-cell>
        </table:table-row>
        <table:table-row table:style-name="ro1">
          <table:table-cell office:value-type="string" calcext:value-type="string">
            <text:p>Eastern Illinois</text:p>
          </table:table-cell>
          <table:table-cell office:value-type="string" calcext:value-type="string">
            <text:p>Gonzaga</text:p>
          </table:table-cell>
          <table:table-cell table:style-name="ce3" table:formula="of:=VLOOKUP([.B23];[.$A$1:.$A$101];1; )" office:value-type="string" office:string-value="Gonzaga" calcext:value-type="string">
            <text:p>Gonzaga</text:p>
          </table:table-cell>
          <table:table-cell table:style-name="ce5" office:value-type="string" calcext:value-type="string">
            <text:p>Lamar University</text:p>
          </table:table-cell>
          <table:table-cell table:style-name="ce2" office:value-type="string" calcext:value-type="string">
            <text:p>Lamar</text:p>
          </table:table-cell>
          <table:table-cell table:formula="of:=&quot;INSERT INTO ncaa_basketball.TEAM(SCHEDULE_NAME, SPREAD_NAME) VALUES ('&quot;&amp;[.D23]&amp;&quot;' ,'&quot;&amp;[.E23]&amp;&quot;'  );&quot;" office:value-type="string" office:string-value="INSERT INTO ncaa_basketball.TEAM(SCHEDULE_NAME, SPREAD_NAME) VALUES ('Lamar University' ,'Lamar'  );" calcext:value-type="string">
            <text:p>INSERT INTO ncaa_basketball.TEAM(SCHEDULE_NAME, SPREAD_NAME) VALUES ('Lamar University' ,'Lamar' <text:s/>);</text:p>
          </table:table-cell>
        </table:table-row>
        <table:table-row table:style-name="ro1">
          <table:table-cell office:value-type="string" calcext:value-type="string">
            <text:p>Eastern Kentucky</text:p>
          </table:table-cell>
          <table:table-cell office:value-type="string" calcext:value-type="string">
            <text:p>Hartford</text:p>
          </table:table-cell>
          <table:table-cell table:style-name="ce3" table:formula="of:=VLOOKUP([.B24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UConn</text:p>
          </table:table-cell>
          <table:table-cell table:style-name="ce2" office:value-type="string" calcext:value-type="string">
            <text:p>Connecticut</text:p>
          </table:table-cell>
          <table:table-cell table:formula="of:=&quot;INSERT INTO ncaa_basketball.TEAM(SCHEDULE_NAME, SPREAD_NAME) VALUES ('&quot;&amp;[.D24]&amp;&quot;' ,'&quot;&amp;[.E24]&amp;&quot;'  );&quot;" office:value-type="string" office:string-value="INSERT INTO ncaa_basketball.TEAM(SCHEDULE_NAME, SPREAD_NAME) VALUES ('UConn' ,'Connecticut'  );" calcext:value-type="string">
            <text:p>INSERT INTO ncaa_basketball.TEAM(SCHEDULE_NAME, SPREAD_NAME) VALUES ('UConn' ,'Connecticut' <text:s/>);</text:p>
          </table:table-cell>
        </table:table-row>
        <table:table-row table:style-name="ro1">
          <table:table-cell office:value-type="string" calcext:value-type="string">
            <text:p>Eastern Michigan</text:p>
          </table:table-cell>
          <table:table-cell office:value-type="string" calcext:value-type="string">
            <text:p>Idaho State</text:p>
          </table:table-cell>
          <table:table-cell table:style-name="ce3" table:formula="of:=VLOOKUP([.B25];[.$A$1:.$A$101];1; )" office:value-type="string" office:string-value="Idaho State" calcext:value-type="string">
            <text:p>Idaho State</text:p>
          </table:table-cell>
          <table:table-cell table:style-name="ce5" office:value-type="string" calcext:value-type="string">
            <text:p>Maine</text:p>
          </table:table-cell>
          <table:table-cell table:style-name="ce2" office:value-type="string" calcext:value-type="string">
            <text:p>Maine</text:p>
          </table:table-cell>
          <table:table-cell table:formula="of:=&quot;INSERT INTO ncaa_basketball.TEAM(SCHEDULE_NAME, SPREAD_NAME) VALUES ('&quot;&amp;[.D25]&amp;&quot;' ,'&quot;&amp;[.E25]&amp;&quot;'  );&quot;" office:value-type="string" office:string-value="INSERT INTO ncaa_basketball.TEAM(SCHEDULE_NAME, SPREAD_NAME) VALUES ('Maine' ,'Maine'  );" calcext:value-type="string">
            <text:p>INSERT INTO ncaa_basketball.TEAM(SCHEDULE_NAME, SPREAD_NAME) VALUES ('Maine' ,'Maine' <text:s/>);</text:p>
          </table:table-cell>
        </table:table-row>
        <table:table-row table:style-name="ro1">
          <table:table-cell office:value-type="string" calcext:value-type="string">
            <text:p>Eastern Washington</text:p>
          </table:table-cell>
          <table:table-cell office:value-type="string" calcext:value-type="string">
            <text:p>Illinois-Chicago</text:p>
          </table:table-cell>
          <table:table-cell table:style-name="ce3" table:formula="of:=VLOOKUP([.B26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Manhattan</text:p>
          </table:table-cell>
          <table:table-cell table:style-name="ce2" office:value-type="string" calcext:value-type="string">
            <text:p>Manhattan</text:p>
          </table:table-cell>
          <table:table-cell table:formula="of:=&quot;INSERT INTO ncaa_basketball.TEAM(SCHEDULE_NAME, SPREAD_NAME) VALUES ('&quot;&amp;[.D26]&amp;&quot;' ,'&quot;&amp;[.E26]&amp;&quot;'  );&quot;" office:value-type="string" office:string-value="INSERT INTO ncaa_basketball.TEAM(SCHEDULE_NAME, SPREAD_NAME) VALUES ('Manhattan' ,'Manhattan'  );" calcext:value-type="string">
            <text:p>INSERT INTO ncaa_basketball.TEAM(SCHEDULE_NAME, SPREAD_NAME) VALUES ('Manhattan' ,'Manhattan' <text:s/>);</text:p>
          </table:table-cell>
        </table:table-row>
        <table:table-row table:style-name="ro1">
          <table:table-cell office:value-type="string" calcext:value-type="string">
            <text:p>Fairfield</text:p>
          </table:table-cell>
          <table:table-cell office:value-type="string" calcext:value-type="string">
            <text:p>Iowa</text:p>
          </table:table-cell>
          <table:table-cell table:style-name="ce3" table:formula="of:=VLOOKUP([.B27];[.$A$1:.$A$101];1; )" office:value-type="string" office:string-value="Iowa" calcext:value-type="string">
            <text:p>Iowa</text:p>
          </table:table-cell>
          <table:table-cell table:style-name="ce5" office:value-type="string" calcext:value-type="string">
            <text:p>Miami (Fla.)</text:p>
          </table:table-cell>
          <table:table-cell table:style-name="ce2" office:value-type="string" calcext:value-type="string">
            <text:p>Miami (FL)</text:p>
          </table:table-cell>
          <table:table-cell table:formula="of:=&quot;INSERT INTO ncaa_basketball.TEAM(SCHEDULE_NAME, SPREAD_NAME) VALUES ('&quot;&amp;[.D27]&amp;&quot;' ,'&quot;&amp;[.E27]&amp;&quot;'  );&quot;" office:value-type="string" office:string-value="INSERT INTO ncaa_basketball.TEAM(SCHEDULE_NAME, SPREAD_NAME) VALUES ('Miami (Fla.)' ,'Miami (FL)'  );" calcext:value-type="string">
            <text:p>INSERT INTO ncaa_basketball.TEAM(SCHEDULE_NAME, SPREAD_NAME) VALUES ('Miami (Fla.)' ,'Miami (FL)' <text:s/>);</text:p>
          </table:table-cell>
        </table:table-row>
        <table:table-row table:style-name="ro1">
          <table:table-cell office:value-type="string" calcext:value-type="string">
            <text:p>Florida Atlantic</text:p>
          </table:table-cell>
          <table:table-cell office:value-type="string" calcext:value-type="string">
            <text:p>Lipscomb</text:p>
          </table:table-cell>
          <table:table-cell table:style-name="ce3" table:formula="of:=VLOOKUP([.B28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Miami (Ohio)</text:p>
          </table:table-cell>
          <table:table-cell table:style-name="ce2" office:value-type="string" calcext:value-type="string">
            <text:p>Miami (OH)</text:p>
          </table:table-cell>
          <table:table-cell table:formula="of:=&quot;INSERT INTO ncaa_basketball.TEAM(SCHEDULE_NAME, SPREAD_NAME) VALUES ('&quot;&amp;[.D28]&amp;&quot;' ,'&quot;&amp;[.E28]&amp;&quot;'  );&quot;" office:value-type="string" office:string-value="INSERT INTO ncaa_basketball.TEAM(SCHEDULE_NAME, SPREAD_NAME) VALUES ('Miami (Ohio)' ,'Miami (OH)'  );" calcext:value-type="string">
            <text:p>INSERT INTO ncaa_basketball.TEAM(SCHEDULE_NAME, SPREAD_NAME) VALUES ('Miami (Ohio)' ,'Miami (OH)' <text:s/>);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5" office:value-type="string" calcext:value-type="string">
            <text:p>N&amp;#039;western St.</text:p>
          </table:table-cell>
          <table:table-cell table:style-name="ce2" office:value-type="string" calcext:value-type="string">
            <text:p>Northwestern State</text:p>
          </table:table-cell>
          <table:table-cell table:formula="of:=&quot;INSERT INTO ncaa_basketball.TEAM(SCHEDULE_NAME, SPREAD_NAME) VALUES ('&quot;&amp;[.D29]&amp;&quot;' ,'&quot;&amp;[.E29]&amp;&quot;'  );&quot;" office:value-type="string" office:string-value="INSERT INTO ncaa_basketball.TEAM(SCHEDULE_NAME, SPREAD_NAME) VALUES ('N&amp;#039;western St.' ,'Northwestern State'  );" calcext:value-type="string">
            <text:p>INSERT INTO ncaa_basketball.TEAM(SCHEDULE_NAME, SPREAD_NAME) VALUES ('N&amp;#039;western St.' ,'Northwestern State' <text:s/>);</text:p>
          </table:table-cell>
        </table:table-row>
        <table:table-row table:style-name="ro1">
          <table:table-cell office:value-type="string" calcext:value-type="string">
            <text:p>Florida Intl</text:p>
          </table:table-cell>
          <table:table-cell office:value-type="string" calcext:value-type="string">
            <text:p>Mississippi Valley St.</text:p>
          </table:table-cell>
          <table:table-cell table:style-name="ce3" table:formula="of:=VLOOKUP([.B30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NJIT</text:p>
          </table:table-cell>
          <table:table-cell table:style-name="ce2" office:value-type="string" calcext:value-type="string">
            <text:p>New Jersey Tech</text:p>
          </table:table-cell>
          <table:table-cell table:formula="of:=&quot;INSERT INTO ncaa_basketball.TEAM(SCHEDULE_NAME, SPREAD_NAME) VALUES ('&quot;&amp;[.D30]&amp;&quot;' ,'&quot;&amp;[.E30]&amp;&quot;'  );&quot;" office:value-type="string" office:string-value="INSERT INTO ncaa_basketball.TEAM(SCHEDULE_NAME, SPREAD_NAME) VALUES ('NJIT' ,'New Jersey Tech'  );" calcext:value-type="string">
            <text:p>INSERT INTO ncaa_basketball.TEAM(SCHEDULE_NAME, SPREAD_NAME) VALUES ('NJIT' ,'New Jersey Tech' <text:s/>);</text:p>
          </table:table-cell>
        </table:table-row>
        <table:table-row table:style-name="ro1">
          <table:table-cell office:value-type="string" calcext:value-type="string">
            <text:p>Fordham</text:p>
          </table:table-cell>
          <table:table-cell office:value-type="string" calcext:value-type="string">
            <text:p>Monmouth (NJ)</text:p>
          </table:table-cell>
          <table:table-cell table:style-name="ce3" table:formula="of:=VLOOKUP([.B31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New Mexico</text:p>
          </table:table-cell>
          <table:table-cell table:style-name="ce2" office:value-type="string" calcext:value-type="string">
            <text:p>New Mexico</text:p>
          </table:table-cell>
          <table:table-cell table:formula="of:=&quot;INSERT INTO ncaa_basketball.TEAM(SCHEDULE_NAME, SPREAD_NAME) VALUES ('&quot;&amp;[.D31]&amp;&quot;' ,'&quot;&amp;[.E31]&amp;&quot;'  );&quot;" office:value-type="string" office:string-value="INSERT INTO ncaa_basketball.TEAM(SCHEDULE_NAME, SPREAD_NAME) VALUES ('New Mexico' ,'New Mexico'  );" calcext:value-type="string">
            <text:p>INSERT INTO ncaa_basketball.TEAM(SCHEDULE_NAME, SPREAD_NAME) VALUES ('New Mexico' ,'New Mexico' <text:s/>);</text:p>
          </table:table-cell>
        </table:table-row>
        <table:table-row table:style-name="ro1">
          <table:table-cell office:value-type="string" calcext:value-type="string">
            <text:p>Fresno State</text:p>
          </table:table-cell>
          <table:table-cell office:value-type="string" calcext:value-type="string">
            <text:p>North Carolina Central</text:p>
          </table:table-cell>
          <table:table-cell table:style-name="ce3" table:formula="of:=VLOOKUP([.B32];[.$A$1:.$A$101];1; )" office:value-type="string" office:string-value="North Carolina Central" calcext:value-type="string">
            <text:p>North Carolina Central</text:p>
          </table:table-cell>
          <table:table-cell table:style-name="ce5" office:value-type="string" calcext:value-type="string">
            <text:p>New Mexico St.</text:p>
          </table:table-cell>
          <table:table-cell table:style-name="ce2" office:value-type="string" calcext:value-type="string">
            <text:p>New Mexico State</text:p>
          </table:table-cell>
          <table:table-cell table:formula="of:=&quot;INSERT INTO ncaa_basketball.TEAM(SCHEDULE_NAME, SPREAD_NAME) VALUES ('&quot;&amp;[.D32]&amp;&quot;' ,'&quot;&amp;[.E32]&amp;&quot;'  );&quot;" office:value-type="string" office:string-value="INSERT INTO ncaa_basketball.TEAM(SCHEDULE_NAME, SPREAD_NAME) VALUES ('New Mexico St.' ,'New Mexico State'  );" calcext:value-type="string">
            <text:p>INSERT INTO ncaa_basketball.TEAM(SCHEDULE_NAME, SPREAD_NAME) VALUES ('New Mexico St.' ,'New Mexico State' <text:s/>);</text:p>
          </table:table-cell>
        </table:table-row>
        <table:table-row table:style-name="ro1">
          <table:table-cell office:value-type="string" calcext:value-type="string">
            <text:p>Furman</text:p>
          </table:table-cell>
          <table:table-cell office:value-type="string" calcext:value-type="string">
            <text:p>Northeastern</text:p>
          </table:table-cell>
          <table:table-cell table:style-name="ce3" table:formula="of:=VLOOKUP([.B33];[.$A$1:.$A$101];1; )" office:value-type="string" office:string-value="Northeastern" calcext:value-type="string">
            <text:p>Northeastern</text:p>
          </table:table-cell>
          <table:table-cell table:style-name="ce5" office:value-type="string" calcext:value-type="string">
            <text:p>North Alabama</text:p>
          </table:table-cell>
          <table:table-cell table:style-name="ce2" office:value-type="string" calcext:value-type="string">
            <text:p>North Alabama</text:p>
          </table:table-cell>
          <table:table-cell table:formula="of:=&quot;INSERT INTO ncaa_basketball.TEAM(SCHEDULE_NAME, SPREAD_NAME) VALUES ('&quot;&amp;[.D33]&amp;&quot;' ,'&quot;&amp;[.E33]&amp;&quot;'  );&quot;" office:value-type="string" office:string-value="INSERT INTO ncaa_basketball.TEAM(SCHEDULE_NAME, SPREAD_NAME) VALUES ('North Alabama' ,'North Alabama'  );" calcext:value-type="string">
            <text:p>INSERT INTO ncaa_basketball.TEAM(SCHEDULE_NAME, SPREAD_NAME) VALUES ('North Alabama' ,'North Alabama' <text:s/>);</text:p>
          </table:table-cell>
        </table:table-row>
        <table:table-row table:style-name="ro1">
          <table:table-cell office:value-type="string" calcext:value-type="string">
            <text:p>George Mason</text:p>
          </table:table-cell>
          <table:table-cell office:value-type="string" calcext:value-type="string">
            <text:p>Ohio State</text:p>
          </table:table-cell>
          <table:table-cell table:style-name="ce3" table:formula="of:=VLOOKUP([.B34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North Florida</text:p>
          </table:table-cell>
          <table:table-cell table:style-name="ce2" office:value-type="string" calcext:value-type="string">
            <text:p>North Florida</text:p>
          </table:table-cell>
          <table:table-cell table:formula="of:=&quot;INSERT INTO ncaa_basketball.TEAM(SCHEDULE_NAME, SPREAD_NAME) VALUES ('&quot;&amp;[.D34]&amp;&quot;' ,'&quot;&amp;[.E34]&amp;&quot;'  );&quot;" office:value-type="string" office:string-value="INSERT INTO ncaa_basketball.TEAM(SCHEDULE_NAME, SPREAD_NAME) VALUES ('North Florida' ,'North Florida'  );" calcext:value-type="string">
            <text:p>INSERT INTO ncaa_basketball.TEAM(SCHEDULE_NAME, SPREAD_NAME) VALUES ('North Florida' ,'North Florida' <text:s/>);</text:p>
          </table:table-cell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Oral Roberts</text:p>
          </table:table-cell>
          <table:table-cell table:style-name="ce3" table:formula="of:=VLOOKUP([.B35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Prairie View A&amp;amp;M</text:p>
          </table:table-cell>
          <table:table-cell table:style-name="ce2" office:value-type="string" calcext:value-type="string">
            <text:p>Prairie View AM</text:p>
          </table:table-cell>
          <table:table-cell table:formula="of:=&quot;INSERT INTO ncaa_basketball.TEAM(SCHEDULE_NAME, SPREAD_NAME) VALUES ('&quot;&amp;[.D35]&amp;&quot;' ,'&quot;&amp;[.E35]&amp;&quot;'  );&quot;" office:value-type="string" office:string-value="INSERT INTO ncaa_basketball.TEAM(SCHEDULE_NAME, SPREAD_NAME) VALUES ('Prairie View A&amp;amp;M' ,'Prairie View AM'  );" calcext:value-type="string">
            <text:p>INSERT INTO ncaa_basketball.TEAM(SCHEDULE_NAME, SPREAD_NAME) VALUES ('Prairie View A&amp;amp;M' ,'Prairie View AM' <text:s/>);</text:p>
          </table:table-cell>
        </table:table-row>
        <table:table-row table:style-name="ro1">
          <table:table-cell office:value-type="string" calcext:value-type="string">
            <text:p>Georgia Southern</text:p>
          </table:table-cell>
          <table:table-cell office:value-type="string" calcext:value-type="string">
            <text:p>Oregon</text:p>
          </table:table-cell>
          <table:table-cell table:style-name="ce3" table:formula="of:=VLOOKUP([.B36];[.$A$1:.$A$101];1; )" office:value-type="string" office:string-value="Oregon" calcext:value-type="string">
            <text:p>Oregon</text:p>
          </table:table-cell>
          <table:table-cell table:number-columns-repeated="2" table:style-name="ce2" office:value-type="string" calcext:value-type="string">
            <text:p>Presbyterian</text:p>
          </table:table-cell>
          <table:table-cell table:formula="of:=&quot;INSERT INTO ncaa_basketball.TEAM(SCHEDULE_NAME, SPREAD_NAME) VALUES ('&quot;&amp;[.D36]&amp;&quot;' ,'&quot;&amp;[.E36]&amp;&quot;'  );&quot;" office:value-type="string" office:string-value="INSERT INTO ncaa_basketball.TEAM(SCHEDULE_NAME, SPREAD_NAME) VALUES ('Presbyterian' ,'Presbyterian'  );" calcext:value-type="string">
            <text:p>INSERT INTO ncaa_basketball.TEAM(SCHEDULE_NAME, SPREAD_NAME) VALUES ('Presbyterian' ,'Presbyterian' <text:s/>);</text:p>
          </table:table-cell>
        </table:table-row>
        <table:table-row table:style-name="ro1">
          <table:table-cell office:value-type="string" calcext:value-type="string">
            <text:p>Gonzaga</text:p>
          </table:table-cell>
          <table:table-cell office:value-type="string" calcext:value-type="string">
            <text:p>Pacific</text:p>
          </table:table-cell>
          <table:table-cell table:style-name="ce3" table:formula="of:=VLOOKUP([.B37];[.$A$1:.$A$101];1; )" office:value-type="string" office:string-value="Pacific" calcext:value-type="string">
            <text:p>Pacific</text:p>
          </table:table-cell>
          <table:table-cell table:style-name="ce5" office:value-type="string" calcext:value-type="string">
            <text:p>Radford</text:p>
          </table:table-cell>
          <table:table-cell table:style-name="ce2" office:value-type="string" calcext:value-type="string">
            <text:p>Radford</text:p>
          </table:table-cell>
          <table:table-cell table:formula="of:=&quot;INSERT INTO ncaa_basketball.TEAM(SCHEDULE_NAME, SPREAD_NAME) VALUES ('&quot;&amp;[.D37]&amp;&quot;' ,'&quot;&amp;[.E37]&amp;&quot;'  );&quot;" office:value-type="string" office:string-value="INSERT INTO ncaa_basketball.TEAM(SCHEDULE_NAME, SPREAD_NAME) VALUES ('Radford' ,'Radford'  );" calcext:value-type="string">
            <text:p>INSERT INTO ncaa_basketball.TEAM(SCHEDULE_NAME, SPREAD_NAME) VALUES ('Radford' ,'Radford' <text:s/>);</text:p>
          </table:table-cell>
        </table:table-row>
        <table:table-row table:style-name="ro1">
          <table:table-cell office:value-type="string" calcext:value-type="string">
            <text:p>Idaho State</text:p>
          </table:table-cell>
          <table:table-cell office:value-type="string" calcext:value-type="string">
            <text:p>Penn State</text:p>
          </table:table-cell>
          <table:table-cell table:style-name="ce3" table:formula="of:=VLOOKUP([.B38];[.$A$1:.$A$101];1; )" office:value-type="string" office:string-value="Penn State" calcext:value-type="string">
            <text:p>Penn State</text:p>
          </table:table-cell>
          <table:table-cell table:style-name="ce5" office:value-type="string" calcext:value-type="string">
            <text:p>Robert Morris</text:p>
          </table:table-cell>
          <table:table-cell table:style-name="ce2" office:value-type="string" calcext:value-type="string">
            <text:p>Robert Morris</text:p>
          </table:table-cell>
          <table:table-cell table:formula="of:=&quot;INSERT INTO ncaa_basketball.TEAM(SCHEDULE_NAME, SPREAD_NAME) VALUES ('&quot;&amp;[.D38]&amp;&quot;' ,'&quot;&amp;[.E38]&amp;&quot;'  );&quot;" office:value-type="string" office:string-value="INSERT INTO ncaa_basketball.TEAM(SCHEDULE_NAME, SPREAD_NAME) VALUES ('Robert Morris' ,'Robert Morris'  );" calcext:value-type="string">
            <text:p>INSERT INTO ncaa_basketball.TEAM(SCHEDULE_NAME, SPREAD_NAME) VALUES ('Robert Morris' ,'Robert Morris' <text:s/>);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Pittsburgh</text:p>
          </table:table-cell>
          <table:table-cell table:style-name="ce3" table:formula="of:=VLOOKUP([.B39];[.$A$1:.$A$101];1; )" office:value-type="string" office:string-value="Pittsburgh" calcext:value-type="string">
            <text:p>Pittsburgh</text:p>
          </table:table-cell>
          <table:table-cell table:style-name="ce5" office:value-type="string" calcext:value-type="string">
            <text:p>Southeastern La.</text:p>
          </table:table-cell>
          <table:table-cell table:style-name="ce2" office:value-type="string" calcext:value-type="string">
            <text:p>SE Louisiana</text:p>
          </table:table-cell>
          <table:table-cell table:formula="of:=&quot;INSERT INTO ncaa_basketball.TEAM(SCHEDULE_NAME, SPREAD_NAME) VALUES ('&quot;&amp;[.D39]&amp;&quot;' ,'&quot;&amp;[.E39]&amp;&quot;'  );&quot;" office:value-type="string" office:string-value="INSERT INTO ncaa_basketball.TEAM(SCHEDULE_NAME, SPREAD_NAME) VALUES ('Southeastern La.' ,'SE Louisiana'  );" calcext:value-type="string">
            <text:p>INSERT INTO ncaa_basketball.TEAM(SCHEDULE_NAME, SPREAD_NAME) VALUES ('Southeastern La.' ,'SE Louisiana' <text:s/>);</text:p>
          </table:table-cell>
        </table:table-row>
        <table:table-row table:style-name="ro1">
          <table:table-cell office:value-type="string" calcext:value-type="string">
            <text:p>La Salle</text:p>
          </table:table-cell>
          <table:table-cell office:value-type="string" calcext:value-type="string">
            <text:p>Purdue</text:p>
          </table:table-cell>
          <table:table-cell table:style-name="ce3" table:formula="of:=VLOOKUP([.B40];[.$A$1:.$A$101];1; )" office:value-type="string" office:string-value="Purdue" calcext:value-type="string">
            <text:p>Purdue</text:p>
          </table:table-cell>
          <table:table-cell table:style-name="ce5" office:value-type="string" calcext:value-type="string">
            <text:p>Sacred Heart</text:p>
          </table:table-cell>
          <table:table-cell table:style-name="ce2" office:value-type="string" calcext:value-type="string">
            <text:p>Sacred Heart</text:p>
          </table:table-cell>
          <table:table-cell table:formula="of:=&quot;INSERT INTO ncaa_basketball.TEAM(SCHEDULE_NAME, SPREAD_NAME) VALUES ('&quot;&amp;[.D40]&amp;&quot;' ,'&quot;&amp;[.E40]&amp;&quot;'  );&quot;" office:value-type="string" office:string-value="INSERT INTO ncaa_basketball.TEAM(SCHEDULE_NAME, SPREAD_NAME) VALUES ('Sacred Heart' ,'Sacred Heart'  );" calcext:value-type="string">
            <text:p>INSERT INTO ncaa_basketball.TEAM(SCHEDULE_NAME, SPREAD_NAME) VALUES ('Sacred Heart' ,'Sacred Heart' <text:s/>);</text:p>
          </table:table-cell>
        </table:table-row>
        <table:table-row table:style-name="ro1">
          <table:table-cell office:value-type="string" calcext:value-type="string">
            <text:p>Marquette</text:p>
          </table:table-cell>
          <table:table-cell office:value-type="string" calcext:value-type="string">
            <text:p>Quinnipiac</text:p>
          </table:table-cell>
          <table:table-cell table:style-name="ce3" table:formula="of:=VLOOKUP([.B41];[.$A$1:.$A$101];1; )" office:value-type="string" office:string-value="Quinnipiac" calcext:value-type="string">
            <text:p>Quinnipiac</text:p>
          </table:table-cell>
          <table:table-cell table:style-name="ce5" office:value-type="string" calcext:value-type="string">
            <text:p>Southern Univ.</text:p>
          </table:table-cell>
          <table:table-cell table:style-name="ce2" office:value-type="string" calcext:value-type="string">
            <text:p>Southern AM</text:p>
          </table:table-cell>
          <table:table-cell table:formula="of:=&quot;INSERT INTO ncaa_basketball.TEAM(SCHEDULE_NAME, SPREAD_NAME) VALUES ('&quot;&amp;[.D41]&amp;&quot;' ,'&quot;&amp;[.E41]&amp;&quot;'  );&quot;" office:value-type="string" office:string-value="INSERT INTO ncaa_basketball.TEAM(SCHEDULE_NAME, SPREAD_NAME) VALUES ('Southern Univ.' ,'Southern AM'  );" calcext:value-type="string">
            <text:p>INSERT INTO ncaa_basketball.TEAM(SCHEDULE_NAME, SPREAD_NAME) VALUES ('Southern Univ.' ,'Southern AM' <text:s/>);</text:p>
          </table:table-cell>
        </table:table-row>
        <table:table-row table:style-name="ro1">
          <table:table-cell office:value-type="string" calcext:value-type="string">
            <text:p>Memphis</text:p>
          </table:table-cell>
          <table:table-cell office:value-type="string" calcext:value-type="string">
            <text:p>San Jose State</text:p>
          </table:table-cell>
          <table:table-cell table:style-name="ce3" table:formula="of:=VLOOKUP([.B42];[.$A$1:.$A$101];1; )" office:value-type="string" office:string-value="San Jose State" calcext:value-type="string">
            <text:p>San Jose State</text:p>
          </table:table-cell>
          <table:table-cell table:style-name="ce5" office:value-type="string" calcext:value-type="string">
            <text:p>Stetson</text:p>
          </table:table-cell>
          <table:table-cell table:style-name="ce2" office:value-type="string" calcext:value-type="string">
            <text:p>Stetson</text:p>
          </table:table-cell>
          <table:table-cell table:formula="of:=&quot;INSERT INTO ncaa_basketball.TEAM(SCHEDULE_NAME, SPREAD_NAME) VALUES ('&quot;&amp;[.D42]&amp;&quot;' ,'&quot;&amp;[.E42]&amp;&quot;'  );&quot;" office:value-type="string" office:string-value="INSERT INTO ncaa_basketball.TEAM(SCHEDULE_NAME, SPREAD_NAME) VALUES ('Stetson' ,'Stetson'  );" calcext:value-type="string">
            <text:p>INSERT INTO ncaa_basketball.TEAM(SCHEDULE_NAME, SPREAD_NAME) VALUES ('Stetson' ,'Stetson' <text:s/>);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nta Clara</text:p>
          </table:table-cell>
          <table:table-cell table:style-name="ce3" table:formula="of:=VLOOKUP([.B43];[.$A$1:.$A$101];1; )" office:value-type="string" office:string-value="Santa Clara" calcext:value-type="string">
            <text:p>Santa Clara</text:p>
          </table:table-cell>
          <table:table-cell table:style-name="ce5" office:value-type="string" calcext:value-type="string">
            <text:p>Stony Brook</text:p>
          </table:table-cell>
          <table:table-cell table:style-name="ce2" office:value-type="string" calcext:value-type="string">
            <text:p>Stony Brook</text:p>
          </table:table-cell>
          <table:table-cell table:formula="of:=&quot;INSERT INTO ncaa_basketball.TEAM(SCHEDULE_NAME, SPREAD_NAME) VALUES ('&quot;&amp;[.D43]&amp;&quot;' ,'&quot;&amp;[.E43]&amp;&quot;'  );&quot;" office:value-type="string" office:string-value="INSERT INTO ncaa_basketball.TEAM(SCHEDULE_NAME, SPREAD_NAME) VALUES ('Stony Brook' ,'Stony Brook'  );" calcext:value-type="string">
            <text:p>INSERT INTO ncaa_basketball.TEAM(SCHEDULE_NAME, SPREAD_NAME) VALUES ('Stony Brook' ,'Stony Brook' <text:s/>);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Southern Miss</text:p>
          </table:table-cell>
          <table:table-cell table:style-name="ce3" table:formula="of:=VLOOKUP([.B44];[.$A$1:.$A$101];1; )" office:value-type="string" office:string-value="Southern Miss" calcext:value-type="string">
            <text:p>Southern Miss</text:p>
          </table:table-cell>
          <table:table-cell table:style-name="ce5" office:value-type="string" calcext:value-type="string">
            <text:p>Texas A&amp;amp;M-C.C.</text:p>
          </table:table-cell>
          <table:table-cell table:style-name="ce2" office:value-type="string" calcext:value-type="string">
            <text:p>Texas AM-CC</text:p>
          </table:table-cell>
          <table:table-cell table:formula="of:=&quot;INSERT INTO ncaa_basketball.TEAM(SCHEDULE_NAME, SPREAD_NAME) VALUES ('&quot;&amp;[.D44]&amp;&quot;' ,'&quot;&amp;[.E44]&amp;&quot;'  );&quot;" office:value-type="string" office:string-value="INSERT INTO ncaa_basketball.TEAM(SCHEDULE_NAME, SPREAD_NAME) VALUES ('Texas A&amp;amp;M-C.C.' ,'Texas AM-CC'  );" calcext:value-type="string">
            <text:p>INSERT INTO ncaa_basketball.TEAM(SCHEDULE_NAME, SPREAD_NAME) VALUES ('Texas A&amp;amp;M-C.C.' ,'Texas AM-CC' <text:s/>);</text:p>
          </table:table-cell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string" calcext:value-type="string">
            <text:p>St. Josephs (PA)</text:p>
          </table:table-cell>
          <table:table-cell table:style-name="ce3" table:formula="of:=VLOOKUP([.B45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UMBC</text:p>
          </table:table-cell>
          <table:table-cell table:style-name="ce2" office:value-type="string" calcext:value-type="string">
            <text:p>MD-Baltimore County</text:p>
          </table:table-cell>
          <table:table-cell table:formula="of:=&quot;INSERT INTO ncaa_basketball.TEAM(SCHEDULE_NAME, SPREAD_NAME) VALUES ('&quot;&amp;[.D45]&amp;&quot;' ,'&quot;&amp;[.E45]&amp;&quot;'  );&quot;" office:value-type="string" office:string-value="INSERT INTO ncaa_basketball.TEAM(SCHEDULE_NAME, SPREAD_NAME) VALUES ('UMBC' ,'MD-Baltimore County'  );" calcext:value-type="string">
            <text:p>INSERT INTO ncaa_basketball.TEAM(SCHEDULE_NAME, SPREAD_NAME) VALUES ('UMBC' ,'MD-Baltimore County' <text:s/>);</text:p>
          </table:table-cell>
        </table:table-row>
        <table:table-row table:style-name="ro1">
          <table:table-cell office:value-type="string" calcext:value-type="string">
            <text:p>Morehead State</text:p>
          </table:table-cell>
          <table:table-cell office:value-type="string" calcext:value-type="string">
            <text:p>Syracuse</text:p>
          </table:table-cell>
          <table:table-cell table:style-name="ce3" table:formula="of:=VLOOKUP([.B46];[.$A$1:.$A$101];1; )" office:value-type="string" office:string-value="Syracuse" calcext:value-type="string">
            <text:p>Syracuse</text:p>
          </table:table-cell>
          <table:table-cell table:style-name="ce5" office:value-type="string" calcext:value-type="string">
            <text:p>UMES</text:p>
          </table:table-cell>
          <table:table-cell table:style-name="ce2" office:value-type="string" calcext:value-type="string">
            <text:p>MD-Eastern Shore</text:p>
          </table:table-cell>
          <table:table-cell table:formula="of:=&quot;INSERT INTO ncaa_basketball.TEAM(SCHEDULE_NAME, SPREAD_NAME) VALUES ('&quot;&amp;[.D46]&amp;&quot;' ,'&quot;&amp;[.E46]&amp;&quot;'  );&quot;" office:value-type="string" office:string-value="INSERT INTO ncaa_basketball.TEAM(SCHEDULE_NAME, SPREAD_NAME) VALUES ('UMES' ,'MD-Eastern Shore'  );" calcext:value-type="string">
            <text:p>INSERT INTO ncaa_basketball.TEAM(SCHEDULE_NAME, SPREAD_NAME) VALUES ('UMES' ,'MD-Eastern Shore' <text:s/>);</text:p>
          </table:table-cell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string" calcext:value-type="string">
            <text:p>Texas AM</text:p>
          </table:table-cell>
          <table:table-cell table:style-name="ce3" table:formula="of:=VLOOKUP([.B47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UMKC</text:p>
          </table:table-cell>
          <table:table-cell table:style-name="ce2" office:value-type="string" calcext:value-type="string">
            <text:p>Missouri-Kansas City</text:p>
          </table:table-cell>
          <table:table-cell table:formula="of:=&quot;INSERT INTO ncaa_basketball.TEAM(SCHEDULE_NAME, SPREAD_NAME) VALUES ('&quot;&amp;[.D47]&amp;&quot;' ,'&quot;&amp;[.E47]&amp;&quot;'  );&quot;" office:value-type="string" office:string-value="INSERT INTO ncaa_basketball.TEAM(SCHEDULE_NAME, SPREAD_NAME) VALUES ('UMKC' ,'Missouri-Kansas City'  );" calcext:value-type="string">
            <text:p>INSERT INTO ncaa_basketball.TEAM(SCHEDULE_NAME, SPREAD_NAME) VALUES ('UMKC' ,'Missouri-Kansas City' <text:s/>);</text:p>
          </table:table-cell>
        </table:table-row>
        <table:table-row table:style-name="ro1">
          <table:table-cell office:value-type="string" calcext:value-type="string">
            <text:p>North Carolina Central</text:p>
          </table:table-cell>
          <table:table-cell office:value-type="string" calcext:value-type="string">
            <text:p>Texas Christian</text:p>
          </table:table-cell>
          <table:table-cell table:style-name="ce3" table:formula="of:=VLOOKUP([.B48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UNC Asheville</text:p>
          </table:table-cell>
          <table:table-cell table:style-name="ce2" office:value-type="string" calcext:value-type="string">
            <text:p>UNC Asheville</text:p>
          </table:table-cell>
          <table:table-cell table:formula="of:=&quot;INSERT INTO ncaa_basketball.TEAM(SCHEDULE_NAME, SPREAD_NAME) VALUES ('&quot;&amp;[.D48]&amp;&quot;' ,'&quot;&amp;[.E48]&amp;&quot;'  );&quot;" office:value-type="string" office:string-value="INSERT INTO ncaa_basketball.TEAM(SCHEDULE_NAME, SPREAD_NAME) VALUES ('UNC Asheville' ,'UNC Asheville'  );" calcext:value-type="string">
            <text:p>INSERT INTO ncaa_basketball.TEAM(SCHEDULE_NAME, SPREAD_NAME) VALUES ('UNC Asheville' ,'UNC Asheville' <text:s/>);</text:p>
          </table:table-cell>
        </table:table-row>
        <table:table-row table:style-name="ro1">
          <table:table-cell office:value-type="string" calcext:value-type="string">
            <text:p>North Dakota State</text:p>
          </table:table-cell>
          <table:table-cell office:value-type="string" calcext:value-type="string">
            <text:p>Troy</text:p>
          </table:table-cell>
          <table:table-cell table:style-name="ce3" table:formula="of:=VLOOKUP([.B49];[.$A$1:.$A$101];1; )" office:value-type="string" office:string-value="Troy" calcext:value-type="string">
            <text:p>Troy</text:p>
          </table:table-cell>
          <table:table-cell table:style-name="ce5" office:value-type="string" calcext:value-type="string">
            <text:p>UNI</text:p>
          </table:table-cell>
          <table:table-cell table:style-name="ce2" office:value-type="string" calcext:value-type="string">
            <text:p>Northern Iowa</text:p>
          </table:table-cell>
          <table:table-cell table:formula="of:=&quot;INSERT INTO ncaa_basketball.TEAM(SCHEDULE_NAME, SPREAD_NAME) VALUES ('&quot;&amp;[.D49]&amp;&quot;' ,'&quot;&amp;[.E49]&amp;&quot;'  );&quot;" office:value-type="string" office:string-value="INSERT INTO ncaa_basketball.TEAM(SCHEDULE_NAME, SPREAD_NAME) VALUES ('UNI' ,'Northern Iowa'  );" calcext:value-type="string">
            <text:p>INSERT INTO ncaa_basketball.TEAM(SCHEDULE_NAME, SPREAD_NAME) VALUES ('UNI' ,'Northern Iowa' <text:s/>);</text:p>
          </table:table-cell>
        </table:table-row>
        <table:table-row table:style-name="ro1">
          <table:table-cell office:value-type="string" calcext:value-type="string">
            <text:p>North Texas</text:p>
          </table:table-cell>
          <table:table-cell office:value-type="string" calcext:value-type="string">
            <text:p>UC Irvine</text:p>
          </table:table-cell>
          <table:table-cell table:style-name="ce3" table:formula="of:=VLOOKUP([.B50];[.$A$1:.$A$101];1; )" office:value-type="string" office:string-value="" calcext:value-type="error">
            <text:p>#N/A</text:p>
          </table:table-cell>
          <table:table-cell table:style-name="ce5" office:value-type="string" calcext:value-type="string">
            <text:p>Western Illinois</text:p>
          </table:table-cell>
          <table:table-cell table:style-name="ce2" office:value-type="string" calcext:value-type="string">
            <text:p>Western Illinois</text:p>
          </table:table-cell>
          <table:table-cell table:formula="of:=&quot;INSERT INTO ncaa_basketball.TEAM(SCHEDULE_NAME, SPREAD_NAME) VALUES ('&quot;&amp;[.D50]&amp;&quot;' ,'&quot;&amp;[.E50]&amp;&quot;'  );&quot;" office:value-type="string" office:string-value="INSERT INTO ncaa_basketball.TEAM(SCHEDULE_NAME, SPREAD_NAME) VALUES ('Western Illinois' ,'Western Illinois'  );" calcext:value-type="string">
            <text:p>INSERT INTO ncaa_basketball.TEAM(SCHEDULE_NAME, SPREAD_NAME) VALUES ('Western Illinois' ,'Western Illinois' <text:s/>);</text:p>
          </table:table-cell>
        </table:table-row>
        <table:table-row table:style-name="ro1">
          <table:table-cell office:value-type="string" calcext:value-type="string">
            <text:p>Northeastern</text:p>
          </table:table-cell>
          <table:table-cell office:value-type="string" calcext:value-type="string">
            <text:p>Utah</text:p>
          </table:table-cell>
          <table:table-cell table:style-name="ce3" table:formula="of:=VLOOKUP([.B51];[.$A$1:.$A$101];1; )" office:value-type="string" office:string-value="Utah" calcext:value-type="string">
            <text:p>Utah</text:p>
          </table:table-cell>
          <table:table-cell table:style-name="ce5" office:value-type="string" calcext:value-type="string">
            <text:p>Chattanooga</text:p>
          </table:table-cell>
          <table:table-cell table:style-name="ce2" office:value-type="string" calcext:value-type="string">
            <text:p>UT Chattanooga</text:p>
          </table:table-cell>
          <table:table-cell table:formula="of:=&quot;INSERT INTO ncaa_basketball.TEAM(SCHEDULE_NAME, SPREAD_NAME) VALUES ('&quot;&amp;[.D51]&amp;&quot;' ,'&quot;&amp;[.E51]&amp;&quot;'  );&quot;" office:value-type="string" office:string-value="INSERT INTO ncaa_basketball.TEAM(SCHEDULE_NAME, SPREAD_NAME) VALUES ('Chattanooga' ,'UT Chattanooga'  );" calcext:value-type="string">
            <text:p>INSERT INTO ncaa_basketball.TEAM(SCHEDULE_NAME, SPREAD_NAME) VALUES ('Chattanooga' ,'UT Chattanooga' <text:s/>);</text:p>
          </table:table-cell>
        </table:table-row>
        <table:table-row table:style-name="ro1">
          <table:table-cell office:value-type="string" calcext:value-type="string">
            <text:p>Northern Kentucky</text:p>
          </table:table-cell>
          <table:table-cell office:value-type="string" calcext:value-type="string">
            <text:p>Valparaiso</text:p>
          </table:table-cell>
          <table:table-cell table:style-name="ce3" table:formula="of:=VLOOKUP([.B52];[.$A$1:.$A$101];1; )" office:value-type="string" office:string-value="Valparaiso" calcext:value-type="string">
            <text:p>Valparais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string" calcext:value-type="string">
            <text:p>Virginia Tech</text:p>
          </table:table-cell>
          <table:table-cell table:style-name="ce3" table:formula="of:=VLOOKUP([.B53];[.$A$1:.$A$101];1; )" office:value-type="string" office:string-value="Virginia Tech" calcext:value-type="string">
            <text:p>Virginia Tech</text:p>
          </table:table-cell>
          <table:table-cell table:style-name="ce5"/>
          <table:table-cell table:style-name="ce2"/>
          <table:table-cell/>
        </table:table-row>
        <table:table-row table:style-name="ro1">
          <table:table-cell office:value-type="string" calcext:value-type="string">
            <text:p>Old Dominion</text:p>
          </table:table-cell>
          <table:table-cell office:value-type="string" calcext:value-type="string">
            <text:p>Wake Forest</text:p>
          </table:table-cell>
          <table:table-cell table:style-name="ce3" table:formula="of:=VLOOKUP([.B54];[.$A$1:.$A$101];1; )" office:value-type="string" office:string-value="Wake Forest" calcext:value-type="string">
            <text:p>Wake Forest</text:p>
          </table:table-cell>
          <table:table-cell table:style-name="ce5"/>
          <table:table-cell table:style-name="ce2"/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Weber State</text:p>
          </table:table-cell>
          <table:table-cell table:style-name="ce3" table:formula="of:=VLOOKUP([.B55];[.$A$1:.$A$101];1; )" office:value-type="string" office:string-value="Weber State" calcext:value-type="string">
            <text:p>Weber State</text:p>
          </table:table-cell>
          <table:table-cell table:style-name="ce5"/>
          <table:table-cell table:style-name="ce2"/>
          <table:table-cell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West Virginia</text:p>
          </table:table-cell>
          <table:table-cell table:style-name="ce3" table:formula="of:=VLOOKUP([.B56];[.$A$1:.$A$101];1; )" office:value-type="string" office:string-value="West Virginia" calcext:value-type="string">
            <text:p>West Virginia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Penn State</text:p>
          </table:table-cell>
          <table:table-cell office:value-type="string" calcext:value-type="string">
            <text:p>Western Kentucky</text:p>
          </table:table-cell>
          <table:table-cell table:style-name="ce3" table:formula="of:=VLOOKUP([.B57];[.$A$1:.$A$101];1; )" office:value-type="string" office:string-value="Western Kentucky" calcext:value-type="string">
            <text:p>Western Kentucky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Pepperdine</text:p>
          </table:table-cell>
          <table:table-cell office:value-type="string" calcext:value-type="string">
            <text:p>Wichita State</text:p>
          </table:table-cell>
          <table:table-cell table:style-name="ce3" table:formula="of:=VLOOKUP([.B58];[.$A$1:.$A$101];1; )" office:value-type="string" office:string-value="Wichita State" calcext:value-type="string">
            <text:p>Wichita 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tsburgh</text:p>
          </table:table-cell>
          <table:table-cell office:value-type="string" calcext:value-type="string">
            <text:p>William Mary</text:p>
          </table:table-cell>
          <table:table-cell table:style-name="ce3" table:formula="of:=VLOOKUP([.B5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land</text:p>
          </table:table-cell>
          <table:table-cell office:value-type="string" calcext:value-type="string">
            <text:p>Alabama AM</text:p>
          </table:table-cell>
          <table:table-cell table:style-name="ce3" table:formula="of:=VLOOKUP([.B60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string" calcext:value-type="string">
            <text:p>Albany</text:p>
          </table:table-cell>
          <table:table-cell table:style-name="ce3" table:formula="of:=VLOOKUP([.B61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due</text:p>
          </table:table-cell>
          <table:table-cell office:value-type="string" calcext:value-type="string">
            <text:p>Arkansas-Pine Bluff</text:p>
          </table:table-cell>
          <table:table-cell table:style-name="ce3" table:formula="of:=VLOOKUP([.B62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nnipiac</text:p>
          </table:table-cell>
          <table:table-cell office:value-type="string" calcext:value-type="string">
            <text:p>Army</text:p>
          </table:table-cell>
          <table:table-cell table:style-name="ce3" table:formula="of:=VLOOKUP([.B63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Bethune Cookman</text:p>
          </table:table-cell>
          <table:table-cell table:style-name="ce3" table:formula="of:=VLOOKUP([.B64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Jose State</text:p>
          </table:table-cell>
          <table:table-cell office:value-type="string" calcext:value-type="string">
            <text:p>Boston University</text:p>
          </table:table-cell>
          <table:table-cell table:style-name="ce3" table:formula="of:=VLOOKUP([.B65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string" calcext:value-type="string">
            <text:p>Bradley</text:p>
          </table:table-cell>
          <table:table-cell table:style-name="ce3" table:formula="of:=VLOOKUP([.B66];[.$A$1:.$A$101];1; )" office:value-type="string" office:string-value="Bradley" calcext:value-type="string">
            <text:p>Brad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string" calcext:value-type="string">
            <text:p>Brown</text:p>
          </table:table-cell>
          <table:table-cell table:style-name="ce3" table:formula="of:=VLOOKUP([.B67];[.$A$1:.$A$101];1; )" office:value-type="string" office:string-value="Brown" calcext:value-type="string">
            <text:p>Br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labama</text:p>
          </table:table-cell>
          <table:table-cell office:value-type="string" calcext:value-type="string">
            <text:p>CS Northridge</text:p>
          </table:table-cell>
          <table:table-cell table:style-name="ce3" table:formula="of:=VLOOKUP([.B68];[.$A$1:.$A$101];1; )" office:value-type="string" office:string-value="CS Northridge" calcext:value-type="string">
            <text:p>CS North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anisius</text:p>
          </table:table-cell>
          <table:table-cell table:style-name="ce3" table:formula="of:=VLOOKUP([.B69];[.$A$1:.$A$101];1; )" office:value-type="string" office:string-value="Canisius" calcext:value-type="string">
            <text:p>Canisi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 Missouri State</text:p>
          </table:table-cell>
          <table:table-cell office:value-type="string" calcext:value-type="string">
            <text:p>Coastal Carolina</text:p>
          </table:table-cell>
          <table:table-cell table:style-name="ce3" table:formula="of:=VLOOKUP([.B70];[.$A$1:.$A$101];1; )" office:value-type="string" office:string-value="Coastal Carolina" calcext:value-type="string">
            <text:p>Coastal Carol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rn Illinois</text:p>
          </table:table-cell>
          <table:table-cell office:value-type="string" calcext:value-type="string">
            <text:p>Columbia</text:p>
          </table:table-cell>
          <table:table-cell table:style-name="ce3" table:formula="of:=VLOOKUP([.B71];[.$A$1:.$A$101];1; )" office:value-type="string" office:string-value="Columbia" calcext:value-type="string">
            <text:p>Columb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rn Miss</text:p>
          </table:table-cell>
          <table:table-cell office:value-type="string" calcext:value-type="string">
            <text:p>Drake</text:p>
          </table:table-cell>
          <table:table-cell table:style-name="ce3" table:formula="of:=VLOOKUP([.B72];[.$A$1:.$A$101];1; )" office:value-type="string" office:string-value="Drake" calcext:value-type="string">
            <text:p>Dr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acuse</text:p>
          </table:table-cell>
          <table:table-cell office:value-type="string" calcext:value-type="string">
            <text:p>Drexel</text:p>
          </table:table-cell>
          <table:table-cell table:style-name="ce3" table:formula="of:=VLOOKUP([.B73];[.$A$1:.$A$101];1; )" office:value-type="string" office:string-value="Drexel" calcext:value-type="string">
            <text:p>Drex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as State</text:p>
          </table:table-cell>
          <table:table-cell office:value-type="string" calcext:value-type="string">
            <text:p>Duquesne</text:p>
          </table:table-cell>
          <table:table-cell table:style-name="ce3" table:formula="of:=VLOOKUP([.B74];[.$A$1:.$A$101];1; )" office:value-type="string" office:string-value="Duquesne" calcext:value-type="string">
            <text:p>Duques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son</text:p>
          </table:table-cell>
          <table:table-cell office:value-type="string" calcext:value-type="string">
            <text:p>East Tennessee St.</text:p>
          </table:table-cell>
          <table:table-cell table:style-name="ce3" table:formula="of:=VLOOKUP([.B75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Eastern Illinois</text:p>
          </table:table-cell>
          <table:table-cell table:style-name="ce3" table:formula="of:=VLOOKUP([.B76];[.$A$1:.$A$101];1; )" office:value-type="string" office:string-value="Eastern Illinois" calcext:value-type="string">
            <text:p>Eastern Illino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 Davis</text:p>
          </table:table-cell>
          <table:table-cell office:value-type="string" calcext:value-type="string">
            <text:p>Eastern Kentucky</text:p>
          </table:table-cell>
          <table:table-cell table:style-name="ce3" table:formula="of:=VLOOKUP([.B77];[.$A$1:.$A$101];1; )" office:value-type="string" office:string-value="Eastern Kentucky" calcext:value-type="string">
            <text:p>Eastern Kentuck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Florida</text:p>
          </table:table-cell>
          <table:table-cell office:value-type="string" calcext:value-type="string">
            <text:p>Eastern Michigan</text:p>
          </table:table-cell>
          <table:table-cell table:style-name="ce3" table:formula="of:=VLOOKUP([.B78];[.$A$1:.$A$101];1; )" office:value-type="string" office:string-value="Eastern Michigan" calcext:value-type="string">
            <text:p>Eastern Michi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Eastern Washington</text:p>
          </table:table-cell>
          <table:table-cell table:style-name="ce3" table:formula="of:=VLOOKUP([.B79];[.$A$1:.$A$101];1; )" office:value-type="string" office:string-value="Eastern Washington" calcext:value-type="string">
            <text:p>Eastern Washing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paraiso</text:p>
          </table:table-cell>
          <table:table-cell office:value-type="string" calcext:value-type="string">
            <text:p>Fairfield</text:p>
          </table:table-cell>
          <table:table-cell table:style-name="ce3" table:formula="of:=VLOOKUP([.B80];[.$A$1:.$A$101];1; )" office:value-type="string" office:string-value="Fairfield" calcext:value-type="string">
            <text:p>F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llanova</text:p>
          </table:table-cell>
          <table:table-cell office:value-type="string" calcext:value-type="string">
            <text:p>Florida Atlantic</text:p>
          </table:table-cell>
          <table:table-cell table:style-name="ce3" table:formula="of:=VLOOKUP([.B81];[.$A$1:.$A$101];1; )" office:value-type="string" office:string-value="Florida Atlantic" calcext:value-type="string">
            <text:p>Florida Atlan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string" calcext:value-type="string">
            <text:p>Florida Intl</text:p>
          </table:table-cell>
          <table:table-cell table:style-name="ce3" table:formula="of:=VLOOKUP([.B82];[.$A$1:.$A$101];1; )" office:value-type="string" office:string-value="Florida Intl" calcext:value-type="string">
            <text:p>Florida In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Fordham</text:p>
          </table:table-cell>
          <table:table-cell table:style-name="ce3" table:formula="of:=VLOOKUP([.B83];[.$A$1:.$A$101];1; )" office:value-type="string" office:string-value="Fordham" calcext:value-type="string">
            <text:p>Ford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 Forest</text:p>
          </table:table-cell>
          <table:table-cell office:value-type="string" calcext:value-type="string">
            <text:p>Furman</text:p>
          </table:table-cell>
          <table:table-cell table:style-name="ce3" table:formula="of:=VLOOKUP([.B84];[.$A$1:.$A$101];1; )" office:value-type="string" office:string-value="Furman" calcext:value-type="string">
            <text:p>Fur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 State</text:p>
          </table:table-cell>
          <table:table-cell office:value-type="string" calcext:value-type="string">
            <text:p>George Mason</text:p>
          </table:table-cell>
          <table:table-cell table:style-name="ce3" table:formula="of:=VLOOKUP([.B85];[.$A$1:.$A$101];1; )" office:value-type="string" office:string-value="George Mason" calcext:value-type="string">
            <text:p>George Ma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George Washington</text:p>
          </table:table-cell>
          <table:table-cell table:style-name="ce3" table:formula="of:=VLOOKUP([.B86];[.$A$1:.$A$101];1; )" office:value-type="string" office:string-value="George Washington" calcext:value-type="string">
            <text:p>George Washing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 Illinois</text:p>
          </table:table-cell>
          <table:table-cell office:value-type="string" calcext:value-type="string">
            <text:p>Georgia Southern</text:p>
          </table:table-cell>
          <table:table-cell table:style-name="ce3" table:formula="of:=VLOOKUP([.B87];[.$A$1:.$A$101];1; )" office:value-type="string" office:string-value="Georgia Southern" calcext:value-type="string">
            <text:p>Georgia Southe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 Kentucky</text:p>
          </table:table-cell>
          <table:table-cell office:value-type="string" calcext:value-type="string">
            <text:p>High Point</text:p>
          </table:table-cell>
          <table:table-cell table:style-name="ce3" table:formula="of:=VLOOKUP([.B88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hita State</text:p>
          </table:table-cell>
          <table:table-cell office:value-type="string" calcext:value-type="string">
            <text:p>Houston Baptist</text:p>
          </table:table-cell>
          <table:table-cell table:style-name="ce3" table:formula="of:=VLOOKUP([.B8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Incarnate Word</text:p>
          </table:table-cell>
          <table:table-cell table:style-name="ce3" table:formula="of:=VLOOKUP([.B90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string" calcext:value-type="string">
            <text:p>Jacksonville</text:p>
          </table:table-cell>
          <table:table-cell table:style-name="ce3" table:formula="of:=VLOOKUP([.B91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le</text:p>
          </table:table-cell>
          <table:table-cell office:value-type="string" calcext:value-type="string">
            <text:p>Kennesaw State</text:p>
          </table:table-cell>
          <table:table-cell table:style-name="ce3" table:formula="of:=VLOOKUP([.B92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stown State</text:p>
          </table:table-cell>
          <table:table-cell office:value-type="string" calcext:value-type="string">
            <text:p>La Salle</text:p>
          </table:table-cell>
          <table:table-cell table:style-name="ce3" table:formula="of:=VLOOKUP([.B93];[.$A$1:.$A$101];1; )" office:value-type="string" office:string-value="La Salle" calcext:value-type="string">
            <text:p>La Sal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ar</text:p>
          </table:table-cell>
          <table:table-cell table:style-name="ce3" table:formula="of:=VLOOKUP([.B94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D-Baltimore County</text:p>
          </table:table-cell>
          <table:table-cell table:style-name="ce3" table:formula="of:=VLOOKUP([.B95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D-Eastern Shore</text:p>
          </table:table-cell>
          <table:table-cell table:style-name="ce3" table:formula="of:=VLOOKUP([.B96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e</text:p>
          </table:table-cell>
          <table:table-cell table:style-name="ce3" table:formula="of:=VLOOKUP([.B97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hattan</text:p>
          </table:table-cell>
          <table:table-cell table:style-name="ce3" table:formula="of:=VLOOKUP([.B98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quette</text:p>
          </table:table-cell>
          <table:table-cell table:style-name="ce3" table:formula="of:=VLOOKUP([.B99];[.$A$1:.$A$101];1; )" office:value-type="string" office:string-value="Marquette" calcext:value-type="string">
            <text:p>Marquet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phis</text:p>
          </table:table-cell>
          <table:table-cell table:style-name="ce3" table:formula="of:=VLOOKUP([.B100];[.$A$1:.$A$101];1; )" office:value-type="string" office:string-value="Memphis" calcext:value-type="string">
            <text:p>Memph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ami (FL)</text:p>
          </table:table-cell>
          <table:table-cell table:style-name="ce3" table:formula="of:=VLOOKUP([.B101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ami (OH)</text:p>
          </table:table-cell>
          <table:table-cell table:style-name="ce3" table:formula="of:=VLOOKUP([.B102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higan</text:p>
          </table:table-cell>
          <table:table-cell table:style-name="ce3" table:formula="of:=VLOOKUP([.B103];[.$A$1:.$A$101];1; )" office:value-type="string" office:string-value="Michigan" calcext:value-type="string">
            <text:p>Michig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ouri-Kansas City</text:p>
          </table:table-cell>
          <table:table-cell table:style-name="ce3" table:formula="of:=VLOOKUP([.B104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na</text:p>
          </table:table-cell>
          <table:table-cell table:style-name="ce3" table:formula="of:=VLOOKUP([.B105];[.$A$1:.$A$101];1; )" office:value-type="string" office:string-value="Montana" calcext:value-type="string">
            <text:p>Monta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na State</text:p>
          </table:table-cell>
          <table:table-cell table:style-name="ce3" table:formula="of:=VLOOKUP([.B106];[.$A$1:.$A$101];1; )" office:value-type="string" office:string-value="Montana State" calcext:value-type="string">
            <text:p>Montana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ehead State</text:p>
          </table:table-cell>
          <table:table-cell table:style-name="ce3" table:formula="of:=VLOOKUP([.B107];[.$A$1:.$A$101];1; )" office:value-type="string" office:string-value="Morehead State" calcext:value-type="string">
            <text:p>Morehead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w Jersey Tech</text:p>
          </table:table-cell>
          <table:table-cell table:style-name="ce3" table:formula="of:=VLOOKUP([.B108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w Mexico</text:p>
          </table:table-cell>
          <table:table-cell table:style-name="ce3" table:formula="of:=VLOOKUP([.B10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w Mexico State</text:p>
          </table:table-cell>
          <table:table-cell table:style-name="ce3" table:formula="of:=VLOOKUP([.B110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folk State</text:p>
          </table:table-cell>
          <table:table-cell table:style-name="ce3" table:formula="of:=VLOOKUP([.B111];[.$A$1:.$A$101];1; )" office:value-type="string" office:string-value="Norfolk State" calcext:value-type="string">
            <text:p>Norfolk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 Alabama</text:p>
          </table:table-cell>
          <table:table-cell table:style-name="ce3" table:formula="of:=VLOOKUP([.B112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 Carolina State</text:p>
          </table:table-cell>
          <table:table-cell table:style-name="ce3" table:formula="of:=VLOOKUP([.B113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 Dakota State</text:p>
          </table:table-cell>
          <table:table-cell table:style-name="ce3" table:formula="of:=VLOOKUP([.B114];[.$A$1:.$A$101];1; )" office:value-type="string" office:string-value="North Dakota State" calcext:value-type="string">
            <text:p>North Dakota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 Florida</text:p>
          </table:table-cell>
          <table:table-cell table:style-name="ce3" table:formula="of:=VLOOKUP([.B115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 Texas</text:p>
          </table:table-cell>
          <table:table-cell table:style-name="ce3" table:formula="of:=VLOOKUP([.B116];[.$A$1:.$A$101];1; )" office:value-type="string" office:string-value="North Texas" calcext:value-type="string">
            <text:p>North Tex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ern Iowa</text:p>
          </table:table-cell>
          <table:table-cell table:style-name="ce3" table:formula="of:=VLOOKUP([.B117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ern Kentucky</text:p>
          </table:table-cell>
          <table:table-cell table:style-name="ce3" table:formula="of:=VLOOKUP([.B118];[.$A$1:.$A$101];1; )" office:value-type="string" office:string-value="Northern Kentucky" calcext:value-type="string">
            <text:p>Northern Kentuck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western State</text:p>
          </table:table-cell>
          <table:table-cell table:style-name="ce3" table:formula="of:=VLOOKUP([.B11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re Dame</text:p>
          </table:table-cell>
          <table:table-cell table:style-name="ce3" table:formula="of:=VLOOKUP([.B120];[.$A$1:.$A$101];1; )" office:value-type="string" office:string-value="Notre Dame" calcext:value-type="string">
            <text:p>Notre D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ld Dominion</text:p>
          </table:table-cell>
          <table:table-cell table:style-name="ce3" table:formula="of:=VLOOKUP([.B121];[.$A$1:.$A$101];1; )" office:value-type="string" office:string-value="Old Dominion" calcext:value-type="string">
            <text:p>Old Domin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pperdine</text:p>
          </table:table-cell>
          <table:table-cell table:style-name="ce3" table:formula="of:=VLOOKUP([.B122];[.$A$1:.$A$101];1; )" office:value-type="string" office:string-value="Pepperdine" calcext:value-type="string">
            <text:p>Pepperd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land</text:p>
          </table:table-cell>
          <table:table-cell table:style-name="ce3" table:formula="of:=VLOOKUP([.B123];[.$A$1:.$A$101];1; )" office:value-type="string" office:string-value="Portland" calcext:value-type="string">
            <text:p>Portla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airie View AM</text:p>
          </table:table-cell>
          <table:table-cell table:style-name="ce3" table:formula="of:=VLOOKUP([.B124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byterian</text:p>
          </table:table-cell>
          <table:table-cell table:style-name="ce3" table:formula="of:=VLOOKUP([.B125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vidence</text:p>
          </table:table-cell>
          <table:table-cell table:style-name="ce3" table:formula="of:=VLOOKUP([.B126];[.$A$1:.$A$101];1; )" office:value-type="string" office:string-value="Providence" calcext:value-type="string">
            <text:p>Provide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ford</text:p>
          </table:table-cell>
          <table:table-cell table:style-name="ce3" table:formula="of:=VLOOKUP([.B127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table:style-name="ce3" table:formula="of:=VLOOKUP([.B128];[.$A$1:.$A$101];1; )" office:value-type="string" office:string-value="Rice" calcext:value-type="string">
            <text:p>R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bert Morris</text:p>
          </table:table-cell>
          <table:table-cell table:style-name="ce3" table:formula="of:=VLOOKUP([.B12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 Louisiana</text:p>
          </table:table-cell>
          <table:table-cell table:style-name="ce3" table:formula="of:=VLOOKUP([.B130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 Missouri State</text:p>
          </table:table-cell>
          <table:table-cell table:style-name="ce3" table:formula="of:=VLOOKUP([.B131];[.$A$1:.$A$101];1; )" office:value-type="string" office:string-value="SE Missouri State" calcext:value-type="string">
            <text:p>SE Missouri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cred Heart</text:p>
          </table:table-cell>
          <table:table-cell table:style-name="ce3" table:formula="of:=VLOOKUP([.B132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on Hall</text:p>
          </table:table-cell>
          <table:table-cell table:style-name="ce3" table:formula="of:=VLOOKUP([.B133];[.$A$1:.$A$101];1; )" office:value-type="string" office:string-value="Seton Hall" calcext:value-type="string">
            <text:p>Seton Ha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 Alabama</text:p>
          </table:table-cell>
          <table:table-cell table:style-name="ce3" table:formula="of:=VLOOKUP([.B134];[.$A$1:.$A$101];1; )" office:value-type="string" office:string-value="South Alabama" calcext:value-type="string">
            <text:p>South Alaba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 Carolina</text:p>
          </table:table-cell>
          <table:table-cell table:style-name="ce3" table:formula="of:=VLOOKUP([.B135];[.$A$1:.$A$101];1; )" office:value-type="string" office:string-value="South Carolina" calcext:value-type="string">
            <text:p>South Caroli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ern AM</text:p>
          </table:table-cell>
          <table:table-cell table:style-name="ce3" table:formula="of:=VLOOKUP([.B136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ern Illinois</text:p>
          </table:table-cell>
          <table:table-cell table:style-name="ce3" table:formula="of:=VLOOKUP([.B137];[.$A$1:.$A$101];1; )" office:value-type="string" office:string-value="Southern Illinois" calcext:value-type="string">
            <text:p>Southern Illino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ern Methodist</text:p>
          </table:table-cell>
          <table:table-cell table:style-name="ce3" table:formula="of:=VLOOKUP([.B138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. Louis</text:p>
          </table:table-cell>
          <table:table-cell table:style-name="ce3" table:formula="of:=VLOOKUP([.B13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tson</text:p>
          </table:table-cell>
          <table:table-cell table:style-name="ce3" table:formula="of:=VLOOKUP([.B140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ony Brook</text:p>
          </table:table-cell>
          <table:table-cell table:style-name="ce3" table:formula="of:=VLOOKUP([.B141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as AM-CC</text:p>
          </table:table-cell>
          <table:table-cell table:style-name="ce3" table:formula="of:=VLOOKUP([.B142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as State</text:p>
          </table:table-cell>
          <table:table-cell table:style-name="ce3" table:formula="of:=VLOOKUP([.B143];[.$A$1:.$A$101];1; )" office:value-type="string" office:string-value="Texas State" calcext:value-type="string">
            <text:p>Texas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wson</text:p>
          </table:table-cell>
          <table:table-cell table:style-name="ce3" table:formula="of:=VLOOKUP([.B144];[.$A$1:.$A$101];1; )" office:value-type="string" office:string-value="Towson" calcext:value-type="string">
            <text:p>Tows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C Davis</text:p>
          </table:table-cell>
          <table:table-cell table:style-name="ce3" table:formula="of:=VLOOKUP([.B145];[.$A$1:.$A$101];1; )" office:value-type="string" office:string-value="UC Davis" calcext:value-type="string">
            <text:p>UC Dav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C Santa Barbara</text:p>
          </table:table-cell>
          <table:table-cell table:style-name="ce3" table:formula="of:=VLOOKUP([.B146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MASS Lowell</text:p>
          </table:table-cell>
          <table:table-cell table:style-name="ce3" table:formula="of:=VLOOKUP([.B147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C Asheville</text:p>
          </table:table-cell>
          <table:table-cell table:style-name="ce3" table:formula="of:=VLOOKUP([.B148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 Chattanooga</text:p>
          </table:table-cell>
          <table:table-cell table:style-name="ce3" table:formula="of:=VLOOKUP([.B14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W Green Bay</text:p>
          </table:table-cell>
          <table:table-cell table:style-name="ce3" table:formula="of:=VLOOKUP([.B150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llanova</text:p>
          </table:table-cell>
          <table:table-cell table:style-name="ce3" table:formula="of:=VLOOKUP([.B151];[.$A$1:.$A$101];1; )" office:value-type="string" office:string-value="Villanova" calcext:value-type="string">
            <text:p>Villanov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gner</text:p>
          </table:table-cell>
          <table:table-cell table:style-name="ce3" table:formula="of:=VLOOKUP([.B152];[.$A$1:.$A$101];1; )" office:value-type="string" office:string-value="Wagner" calcext:value-type="string">
            <text:p>Wag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stern Illinois</text:p>
          </table:table-cell>
          <table:table-cell table:style-name="ce3" table:formula="of:=VLOOKUP([.B153];[.$A$1:.$A$101];1; )" office:value-type="string" office:string-value="Western Illinois" calcext:value-type="string">
            <text:p>Western Illino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throp</text:p>
          </table:table-cell>
          <table:table-cell table:style-name="ce3" table:formula="of:=VLOOKUP([.B154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sconsin</text:p>
          </table:table-cell>
          <table:table-cell table:style-name="ce3" table:formula="of:=VLOOKUP([.B155];[.$A$1:.$A$101];1; )" office:value-type="string" office:string-value="Wisconsin" calcext:value-type="string">
            <text:p>Wiscons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right State</text:p>
          </table:table-cell>
          <table:table-cell table:style-name="ce3" table:formula="of:=VLOOKUP([.B156];[.$A$1:.$A$101];1; )" office:value-type="string" office:string-value="Wright State" calcext:value-type="string">
            <text:p>Wright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ale</text:p>
          </table:table-cell>
          <table:table-cell table:style-name="ce3" table:formula="of:=VLOOKUP([.B157];[.$A$1:.$A$101];1; )" office:value-type="string" office:string-value="Yale" calcext:value-type="string">
            <text:p>Ya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ungstown State</text:p>
          </table:table-cell>
          <table:table-cell table:style-name="ce3" table:formula="of:=VLOOKUP([.B158];[.$A$1:.$A$101];1; )" office:value-type="string" office:string-value="Youngstown State" calcext:value-type="string">
            <text:p>Youngstown Stat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5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0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1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2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3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4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5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6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7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8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6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0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1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2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3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4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5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6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7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8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79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80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81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82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83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184];[.$A$1:.$A$101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 table:number-rows-repeated="104839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 style:data-style-name="N2" text:time-value="12:05:50.071095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05:50.325958717</meta:creation-date>
    <meta:editing-duration>PT4H6M46S</meta:editing-duration>
    <meta:editing-cycles>2</meta:editing-cycles>
    <meta:generator>LibreOffice/5.2.7.2$Linux_X86_64 LibreOffice_project/20m0$Build-2</meta:generator>
    <dc:date>2018-11-17T21:03:23.118105319</dc:date>
    <meta:document-statistic meta:table-count="1" meta:cell-count="584" meta:object-count="0"/>
  </office:meta>
</office:document-meta>
</file>